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monospace" svg:font-family="monospace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016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2.91cm"/>
    </style:style>
    <style:style style:name="Table1.E" style:family="table-column">
      <style:table-column-properties style:column-width="3.704cm"/>
    </style:style>
    <style:style style:name="Table1.A1" style:family="table-cell">
      <style:table-cell-properties style:vertical-align="bottom" fo:background-color="#eeeeee" fo:padding="0.049cm" fo:border="0.05pt solid #dddddd">
        <style:background-image/>
      </style:table-cell-properties>
    </style:style>
    <style:style style:name="Table1.A2" style:family="table-cell">
      <style:table-cell-properties fo:background-color="#ffffff" fo:padding="0.049cm" fo:border="0.05pt solid #dddddd">
        <style:background-image/>
      </style:table-cell-properties>
    </style:style>
    <style:style style:name="Table1.B2" style:family="table-cell">
      <style:table-cell-properties fo:background-color="#ffffff" fo:padding="0.049cm" fo:border="0.05pt solid #dddddd">
        <style:background-image/>
      </style:table-cell-properties>
    </style:style>
    <style:style style:name="Table1.C2" style:family="table-cell">
      <style:table-cell-properties fo:background-color="#ffffff" fo:padding="0.049cm" fo:border="0.05pt solid #dddddd">
        <style:background-image/>
      </style:table-cell-properties>
    </style:style>
    <style:style style:name="Table1.D2" style:family="table-cell">
      <style:table-cell-properties fo:background-color="#ffffff" fo:padding="0.049cm" fo:border="0.05pt solid #dddddd">
        <style:background-image/>
      </style:table-cell-properties>
    </style:style>
    <style:style style:name="Table1.E2" style:family="table-cell">
      <style:table-cell-properties fo:background-color="#ffffff" fo:padding="0.049cm" fo:border="0.05pt solid #dddddd">
        <style:background-image/>
      </style:table-cell-properties>
    </style:style>
    <style:style style:name="Table1.A3" style:family="table-cell">
      <style:table-cell-properties fo:background-color="#ffffff" fo:padding="0.049cm" fo:border="0.05pt solid #dddddd">
        <style:background-image/>
      </style:table-cell-properties>
    </style:style>
    <style:style style:name="Table1.B3" style:family="table-cell">
      <style:table-cell-properties fo:background-color="#ffffff" fo:padding="0.049cm" fo:border="0.05pt solid #dddddd">
        <style:background-image/>
      </style:table-cell-properties>
    </style:style>
    <style:style style:name="Table1.C3" style:family="table-cell">
      <style:table-cell-properties fo:background-color="#ffffff" fo:padding="0.049cm" fo:border="0.05pt solid #dddddd">
        <style:background-image/>
      </style:table-cell-properties>
    </style:style>
    <style:style style:name="Table1.D3" style:family="table-cell">
      <style:table-cell-properties fo:background-color="#ffffff" fo:padding="0.049cm" fo:border="0.05pt solid #dddddd">
        <style:background-image/>
      </style:table-cell-properties>
    </style:style>
    <style:style style:name="Table1.E3" style:family="table-cell">
      <style:table-cell-properties fo:background-color="#ffffff" fo:padding="0.049cm" fo:border="0.05pt solid #dddddd">
        <style:background-image/>
      </style:table-cell-properties>
    </style:style>
    <style:style style:name="Table1.A4" style:family="table-cell">
      <style:table-cell-properties fo:background-color="#ffffff" fo:padding="0.049cm" fo:border="0.05pt solid #dddddd">
        <style:background-image/>
      </style:table-cell-properties>
    </style:style>
    <style:style style:name="Table1.B4" style:family="table-cell">
      <style:table-cell-properties fo:background-color="#ffffff" fo:padding="0.049cm" fo:border="0.05pt solid #dddddd">
        <style:background-image/>
      </style:table-cell-properties>
    </style:style>
    <style:style style:name="Table1.C4" style:family="table-cell">
      <style:table-cell-properties fo:background-color="#ffffff" fo:padding="0.049cm" fo:border="0.05pt solid #dddddd">
        <style:background-image/>
      </style:table-cell-properties>
    </style:style>
    <style:style style:name="Table1.D4" style:family="table-cell">
      <style:table-cell-properties fo:background-color="#ffffff" fo:padding="0.049cm" fo:border="0.05pt solid #dddddd">
        <style:background-image/>
      </style:table-cell-properties>
    </style:style>
    <style:style style:name="Table1.E4" style:family="table-cell">
      <style:table-cell-properties fo:background-color="#ffffff" fo:padding="0.049cm" fo:border="0.05pt solid #dddddd">
        <style:background-image/>
      </style:table-cell-properties>
    </style:style>
    <style:style style:name="Table1.A5" style:family="table-cell">
      <style:table-cell-properties fo:background-color="#ffffff" fo:padding="0.049cm" fo:border="0.05pt solid #dddddd">
        <style:background-image/>
      </style:table-cell-properties>
    </style:style>
    <style:style style:name="Table1.B5" style:family="table-cell">
      <style:table-cell-properties fo:background-color="#ffffff" fo:padding="0.049cm" fo:border="0.05pt solid #dddddd">
        <style:background-image/>
      </style:table-cell-properties>
    </style:style>
    <style:style style:name="Table1.C5" style:family="table-cell">
      <style:table-cell-properties fo:background-color="#ffffff" fo:padding="0.049cm" fo:border="0.05pt solid #dddddd">
        <style:background-image/>
      </style:table-cell-properties>
    </style:style>
    <style:style style:name="Table1.D5" style:family="table-cell">
      <style:table-cell-properties fo:background-color="#ffffff" fo:padding="0.049cm" fo:border="0.05pt solid #dddddd">
        <style:background-image/>
      </style:table-cell-properties>
    </style:style>
    <style:style style:name="Table1.E5" style:family="table-cell">
      <style:table-cell-properties fo:background-color="#ffffff" fo:padding="0.049cm" fo:border="0.05pt solid #dddddd">
        <style:background-image/>
      </style:table-cell-properties>
    </style:style>
    <style:style style:name="Table1.A6" style:family="table-cell">
      <style:table-cell-properties fo:background-color="#ffffff" fo:padding="0.049cm" fo:border="0.05pt solid #dddddd">
        <style:background-image/>
      </style:table-cell-properties>
    </style:style>
    <style:style style:name="Table1.B6" style:family="table-cell">
      <style:table-cell-properties fo:background-color="#ffffff" fo:padding="0.049cm" fo:border="0.05pt solid #dddddd">
        <style:background-image/>
      </style:table-cell-properties>
    </style:style>
    <style:style style:name="Table1.C6" style:family="table-cell">
      <style:table-cell-properties fo:background-color="#ffffff" fo:padding="0.049cm" fo:border="0.05pt solid #dddddd">
        <style:background-image/>
      </style:table-cell-properties>
    </style:style>
    <style:style style:name="Table1.D6" style:family="table-cell">
      <style:table-cell-properties fo:background-color="#ffffff" fo:padding="0.049cm" fo:border="0.05pt solid #dddddd">
        <style:background-image/>
      </style:table-cell-properties>
    </style:style>
    <style:style style:name="Table1.E6" style:family="table-cell">
      <style:table-cell-properties fo:background-color="#ffffff" fo:padding="0.049cm" fo:border="0.05pt solid #dddddd">
        <style:background-image/>
      </style:table-cell-properties>
    </style:style>
    <style:style style:name="Table1.A7" style:family="table-cell">
      <style:table-cell-properties fo:background-color="#ffffff" fo:padding="0.049cm" fo:border="0.05pt solid #dddddd">
        <style:background-image/>
      </style:table-cell-properties>
    </style:style>
    <style:style style:name="Table1.B7" style:family="table-cell">
      <style:table-cell-properties fo:background-color="#ffffff" fo:padding="0.049cm" fo:border="0.05pt solid #dddddd">
        <style:background-image/>
      </style:table-cell-properties>
    </style:style>
    <style:style style:name="Table1.C7" style:family="table-cell">
      <style:table-cell-properties fo:background-color="#ffffff" fo:padding="0.049cm" fo:border="0.05pt solid #dddddd">
        <style:background-image/>
      </style:table-cell-properties>
    </style:style>
    <style:style style:name="Table1.D7" style:family="table-cell">
      <style:table-cell-properties fo:background-color="#ffffff" fo:padding="0.049cm" fo:border="0.05pt solid #dddddd">
        <style:background-image/>
      </style:table-cell-properties>
    </style:style>
    <style:style style:name="Table1.E7" style:family="table-cell">
      <style:table-cell-properties fo:background-color="#ffffff" fo:padding="0.049cm" fo:border="0.05pt solid #dddddd">
        <style:background-image/>
      </style:table-cell-properties>
    </style:style>
    <style:style style:name="Table1.A8" style:family="table-cell">
      <style:table-cell-properties fo:background-color="#ffffff" fo:padding="0.049cm" fo:border="0.05pt solid #dddddd">
        <style:background-image/>
      </style:table-cell-properties>
    </style:style>
    <style:style style:name="Table1.B8" style:family="table-cell">
      <style:table-cell-properties fo:background-color="#ffffff" fo:padding="0.049cm" fo:border="0.05pt solid #dddddd">
        <style:background-image/>
      </style:table-cell-properties>
    </style:style>
    <style:style style:name="Table1.C8" style:family="table-cell">
      <style:table-cell-properties fo:background-color="#ffffff" fo:padding="0.049cm" fo:border="0.05pt solid #dddddd">
        <style:background-image/>
      </style:table-cell-properties>
    </style:style>
    <style:style style:name="Table1.D8" style:family="table-cell">
      <style:table-cell-properties fo:background-color="#ffffff" fo:padding="0.049cm" fo:border="0.05pt solid #dddddd">
        <style:background-image/>
      </style:table-cell-properties>
    </style:style>
    <style:style style:name="Table1.E8" style:family="table-cell">
      <style:table-cell-properties fo:background-color="#ffffff" fo:padding="0.049cm" fo:border="0.05pt solid #dddddd">
        <style:background-image/>
      </style:table-cell-properties>
    </style:style>
    <style:style style:name="Table1.A9" style:family="table-cell">
      <style:table-cell-properties fo:background-color="#ffffff" fo:padding="0.049cm" fo:border="0.05pt solid #dddddd">
        <style:background-image/>
      </style:table-cell-properties>
    </style:style>
    <style:style style:name="Table1.B9" style:family="table-cell">
      <style:table-cell-properties fo:background-color="#ffffff" fo:padding="0.049cm" fo:border="0.05pt solid #dddddd">
        <style:background-image/>
      </style:table-cell-properties>
    </style:style>
    <style:style style:name="Table1.C9" style:family="table-cell">
      <style:table-cell-properties fo:background-color="#ffffff" fo:padding="0.049cm" fo:border="0.05pt solid #dddddd">
        <style:background-image/>
      </style:table-cell-properties>
    </style:style>
    <style:style style:name="Table1.D9" style:family="table-cell">
      <style:table-cell-properties fo:background-color="#ffffff" fo:padding="0.049cm" fo:border="0.05pt solid #dddddd">
        <style:background-image/>
      </style:table-cell-properties>
    </style:style>
    <style:style style:name="Table1.E9" style:family="table-cell">
      <style:table-cell-properties fo:background-color="#ffffff" fo:padding="0.049cm" fo:border="0.05pt solid #dddddd">
        <style:background-image/>
      </style:table-cell-properties>
    </style:style>
    <style:style style:name="Table1.A10" style:family="table-cell">
      <style:table-cell-properties fo:background-color="#ffffff" fo:padding="0.049cm" fo:border="0.05pt solid #dddddd">
        <style:background-image/>
      </style:table-cell-properties>
    </style:style>
    <style:style style:name="Table1.B10" style:family="table-cell">
      <style:table-cell-properties fo:background-color="#ffffff" fo:padding="0.049cm" fo:border="0.05pt solid #dddddd">
        <style:background-image/>
      </style:table-cell-properties>
    </style:style>
    <style:style style:name="Table1.C10" style:family="table-cell">
      <style:table-cell-properties fo:background-color="#ffffff" fo:padding="0.049cm" fo:border="0.05pt solid #dddddd">
        <style:background-image/>
      </style:table-cell-properties>
    </style:style>
    <style:style style:name="Table1.D10" style:family="table-cell">
      <style:table-cell-properties fo:background-color="#ffffff" fo:padding="0.049cm" fo:border="0.05pt solid #dddddd">
        <style:background-image/>
      </style:table-cell-properties>
    </style:style>
    <style:style style:name="Table1.E10" style:family="table-cell">
      <style:table-cell-properties fo:background-color="#ffffff" fo:padding="0.049cm" fo:border="0.05pt solid #dddddd">
        <style:background-image/>
      </style:table-cell-properties>
    </style:style>
    <style:style style:name="Table1.A11" style:family="table-cell">
      <style:table-cell-properties fo:background-color="#ffffff" fo:padding="0.049cm" fo:border="0.05pt solid #dddddd">
        <style:background-image/>
      </style:table-cell-properties>
    </style:style>
    <style:style style:name="Table1.B11" style:family="table-cell">
      <style:table-cell-properties fo:background-color="#ffffff" fo:padding="0.049cm" fo:border="0.05pt solid #dddddd">
        <style:background-image/>
      </style:table-cell-properties>
    </style:style>
    <style:style style:name="Table1.C11" style:family="table-cell">
      <style:table-cell-properties fo:background-color="#ffffff" fo:padding="0.049cm" fo:border="0.05pt solid #dddddd">
        <style:background-image/>
      </style:table-cell-properties>
    </style:style>
    <style:style style:name="Table1.D11" style:family="table-cell">
      <style:table-cell-properties fo:background-color="#ffffff" fo:padding="0.049cm" fo:border="0.05pt solid #dddddd">
        <style:background-image/>
      </style:table-cell-properties>
    </style:style>
    <style:style style:name="Table1.E11" style:family="table-cell">
      <style:table-cell-properties fo:background-color="#ffffff" fo:padding="0.049cm" fo:border="0.05pt solid #dddddd">
        <style:background-image/>
      </style:table-cell-properties>
    </style:style>
    <style:style style:name="Table1.A12" style:family="table-cell">
      <style:table-cell-properties fo:background-color="#ffffff" fo:padding="0.049cm" fo:border="0.05pt solid #dddddd">
        <style:background-image/>
      </style:table-cell-properties>
    </style:style>
    <style:style style:name="Table1.B12" style:family="table-cell">
      <style:table-cell-properties fo:background-color="#ffffff" fo:padding="0.049cm" fo:border="0.05pt solid #dddddd">
        <style:background-image/>
      </style:table-cell-properties>
    </style:style>
    <style:style style:name="Table1.C12" style:family="table-cell">
      <style:table-cell-properties fo:background-color="#ffffff" fo:padding="0.049cm" fo:border="0.05pt solid #dddddd">
        <style:background-image/>
      </style:table-cell-properties>
    </style:style>
    <style:style style:name="Table1.D12" style:family="table-cell">
      <style:table-cell-properties fo:background-color="#ffffff" fo:padding="0.049cm" fo:border="0.05pt solid #dddddd">
        <style:background-image/>
      </style:table-cell-properties>
    </style:style>
    <style:style style:name="Table1.E12" style:family="table-cell">
      <style:table-cell-properties fo:background-color="#ffffff" fo:padding="0.049cm" fo:border="0.05pt solid #dddddd">
        <style:background-image/>
      </style:table-cell-properties>
    </style:style>
    <style:style style:name="Table1.A13" style:family="table-cell">
      <style:table-cell-properties fo:background-color="#ffffff" fo:padding="0.049cm" fo:border="0.05pt solid #dddddd">
        <style:background-image/>
      </style:table-cell-properties>
    </style:style>
    <style:style style:name="Table1.B13" style:family="table-cell">
      <style:table-cell-properties fo:background-color="#ffffff" fo:padding="0.049cm" fo:border="0.05pt solid #dddddd">
        <style:background-image/>
      </style:table-cell-properties>
    </style:style>
    <style:style style:name="Table1.C13" style:family="table-cell">
      <style:table-cell-properties fo:background-color="#ffffff" fo:padding="0.049cm" fo:border="0.05pt solid #dddddd">
        <style:background-image/>
      </style:table-cell-properties>
    </style:style>
    <style:style style:name="Table1.D13" style:family="table-cell">
      <style:table-cell-properties fo:background-color="#ffffff" fo:padding="0.049cm" fo:border="0.05pt solid #dddddd">
        <style:background-image/>
      </style:table-cell-properties>
    </style:style>
    <style:style style:name="Table1.E13" style:family="table-cell">
      <style:table-cell-properties fo:background-color="#ffffff" fo:padding="0.049cm" fo:border="0.05pt solid #dddddd">
        <style:background-image/>
      </style:table-cell-properties>
    </style:style>
    <style:style style:name="Table1.A14" style:family="table-cell">
      <style:table-cell-properties fo:background-color="#ffffff" fo:padding="0.049cm" fo:border="0.05pt solid #dddddd">
        <style:background-image/>
      </style:table-cell-properties>
    </style:style>
    <style:style style:name="Table1.B14" style:family="table-cell">
      <style:table-cell-properties fo:background-color="#ffffff" fo:padding="0.049cm" fo:border="0.05pt solid #dddddd">
        <style:background-image/>
      </style:table-cell-properties>
    </style:style>
    <style:style style:name="Table1.C14" style:family="table-cell">
      <style:table-cell-properties fo:background-color="#ffffff" fo:padding="0.049cm" fo:border="0.05pt solid #dddddd">
        <style:background-image/>
      </style:table-cell-properties>
    </style:style>
    <style:style style:name="Table1.D14" style:family="table-cell">
      <style:table-cell-properties fo:background-color="#ffffff" fo:padding="0.049cm" fo:border="0.05pt solid #dddddd">
        <style:background-image/>
      </style:table-cell-properties>
    </style:style>
    <style:style style:name="Table1.E14" style:family="table-cell">
      <style:table-cell-properties fo:background-color="#ffffff" fo:padding="0.049cm" fo:border="0.05pt solid #dddddd">
        <style:background-image/>
      </style:table-cell-properties>
    </style:style>
    <style:style style:name="Table1.A15" style:family="table-cell">
      <style:table-cell-properties fo:background-color="#ffffff" fo:padding="0.049cm" fo:border="0.05pt solid #dddddd">
        <style:background-image/>
      </style:table-cell-properties>
    </style:style>
    <style:style style:name="Table1.B15" style:family="table-cell">
      <style:table-cell-properties fo:background-color="#ffffff" fo:padding="0.049cm" fo:border="0.05pt solid #dddddd">
        <style:background-image/>
      </style:table-cell-properties>
    </style:style>
    <style:style style:name="Table1.C15" style:family="table-cell">
      <style:table-cell-properties fo:background-color="#ffffff" fo:padding="0.049cm" fo:border="0.05pt solid #dddddd">
        <style:background-image/>
      </style:table-cell-properties>
    </style:style>
    <style:style style:name="Table1.D15" style:family="table-cell">
      <style:table-cell-properties fo:background-color="#ffffff" fo:padding="0.049cm" fo:border="0.05pt solid #dddddd">
        <style:background-image/>
      </style:table-cell-properties>
    </style:style>
    <style:style style:name="Table1.E15" style:family="table-cell">
      <style:table-cell-properties fo:background-color="#ffffff" fo:padding="0.049cm" fo:border="0.05pt solid #dddddd">
        <style:background-image/>
      </style:table-cell-properties>
    </style:style>
    <style:style style:name="P1" style:family="paragraph" style:parent-style-name="Preformatted_20_Text">
      <style:text-properties fo:font-weight="bold" officeooo:rsid="0004cf9f" officeooo:paragraph-rsid="0004cf9f" style:font-weight-asian="bold" style:font-weight-complex="bold"/>
    </style:style>
    <style:style style:name="P2" style:family="paragraph" style:parent-style-name="Preformatted_20_Text">
      <style:text-properties fo:font-weight="bold" officeooo:rsid="0004cf9f" officeooo:paragraph-rsid="0012cd70" style:font-weight-asian="bold" style:font-weight-complex="bold"/>
    </style:style>
    <style:style style:name="P3" style:family="paragraph" style:parent-style-name="Preformatted_20_Text">
      <style:text-properties fo:font-weight="bold" officeooo:rsid="0004cf9f" officeooo:paragraph-rsid="001b4573" style:font-weight-asian="bold" style:font-weight-complex="bold"/>
    </style:style>
    <style:style style:name="P4" style:family="paragraph" style:parent-style-name="Preformatted_20_Text">
      <style:text-properties fo:font-weight="bold" officeooo:rsid="0004cf9f" officeooo:paragraph-rsid="001cb4d8" style:font-weight-asian="bold" style:font-weight-complex="bold"/>
    </style:style>
    <style:style style:name="P5" style:family="paragraph" style:parent-style-name="Preformatted_20_Text">
      <style:text-properties fo:font-weight="bold" officeooo:rsid="0004cf9f" officeooo:paragraph-rsid="001f96c1" style:font-weight-asian="bold" style:font-weight-complex="bold"/>
    </style:style>
    <style:style style:name="P6" style:family="paragraph" style:parent-style-name="Preformatted_20_Text">
      <style:text-properties fo:font-weight="bold" officeooo:rsid="0004cf9f" officeooo:paragraph-rsid="0020d76c" style:font-weight-asian="bold" style:font-weight-complex="bold"/>
    </style:style>
    <style:style style:name="P7" style:family="paragraph" style:parent-style-name="Preformatted_20_Text">
      <style:text-properties fo:font-weight="bold" officeooo:rsid="0008b842" officeooo:paragraph-rsid="0008b842" style:font-weight-asian="bold" style:font-weight-complex="bold"/>
    </style:style>
    <style:style style:name="P8" style:family="paragraph" style:parent-style-name="Preformatted_20_Text">
      <style:text-properties fo:font-weight="bold" officeooo:rsid="000b470f" officeooo:paragraph-rsid="000b470f" style:font-weight-asian="bold" style:font-weight-complex="bold"/>
    </style:style>
    <style:style style:name="P9" style:family="paragraph" style:parent-style-name="Preformatted_20_Text">
      <style:text-properties fo:font-weight="bold" officeooo:rsid="000f1756" officeooo:paragraph-rsid="0011198a" style:font-weight-asian="bold" style:font-weight-complex="bold"/>
    </style:style>
    <style:style style:name="P10" style:family="paragraph" style:parent-style-name="Preformatted_20_Text">
      <style:text-properties fo:font-weight="bold" officeooo:rsid="00100c57" officeooo:paragraph-rsid="00100c57" style:font-weight-asian="bold" style:font-weight-complex="bold"/>
    </style:style>
    <style:style style:name="P11" style:family="paragraph" style:parent-style-name="Preformatted_20_Text">
      <style:text-properties fo:font-weight="bold" officeooo:rsid="00100c57" officeooo:paragraph-rsid="0011198a" style:font-weight-asian="bold" style:font-weight-complex="bold"/>
    </style:style>
    <style:style style:name="P12" style:family="paragraph" style:parent-style-name="Preformatted_20_Text">
      <style:text-properties fo:font-weight="bold" officeooo:rsid="000121bf" officeooo:paragraph-rsid="0012cd70" style:font-weight-asian="bold" style:font-weight-complex="bold"/>
    </style:style>
    <style:style style:name="P13" style:family="paragraph" style:parent-style-name="Preformatted_20_Text">
      <style:text-properties fo:font-weight="bold" officeooo:paragraph-rsid="0012cd70" style:font-weight-asian="bold" style:font-weight-complex="bold"/>
    </style:style>
    <style:style style:name="P14" style:family="paragraph" style:parent-style-name="Preformatted_20_Text">
      <style:text-properties fo:font-weight="bold" officeooo:rsid="00158bf1" officeooo:paragraph-rsid="00158bf1" style:font-weight-asian="bold" style:font-weight-complex="bold"/>
    </style:style>
    <style:style style:name="P15" style:family="paragraph" style:parent-style-name="Preformatted_20_Text">
      <style:text-properties fo:font-weight="bold" officeooo:rsid="0017d805" officeooo:paragraph-rsid="0017d805" style:font-weight-asian="bold" style:font-weight-complex="bold"/>
    </style:style>
    <style:style style:name="P16" style:family="paragraph" style:parent-style-name="Preformatted_20_Text">
      <style:text-properties fo:font-weight="bold" officeooo:rsid="001861a6" officeooo:paragraph-rsid="001861a6" style:font-weight-asian="bold" style:font-weight-complex="bold"/>
    </style:style>
    <style:style style:name="P17" style:family="paragraph" style:parent-style-name="Preformatted_20_Text">
      <style:text-properties fo:font-weight="bold" officeooo:rsid="001b4573" officeooo:paragraph-rsid="001b4573" style:font-weight-asian="bold" style:font-weight-complex="bold"/>
    </style:style>
    <style:style style:name="P18" style:family="paragraph" style:parent-style-name="Preformatted_20_Text">
      <style:text-properties fo:font-weight="bold" officeooo:rsid="001b9791" officeooo:paragraph-rsid="001b9791" style:font-weight-asian="bold" style:font-weight-complex="bold"/>
    </style:style>
    <style:style style:name="P19" style:family="paragraph" style:parent-style-name="Preformatted_20_Text">
      <style:text-properties fo:font-weight="bold" officeooo:rsid="001f96c1" officeooo:paragraph-rsid="001f96c1" style:font-weight-asian="bold" style:font-weight-complex="bold"/>
    </style:style>
    <style:style style:name="P20" style:family="paragraph" style:parent-style-name="Preformatted_20_Text">
      <style:text-properties fo:font-weight="bold" officeooo:rsid="0020546b" officeooo:paragraph-rsid="0020546b" style:font-weight-asian="bold" style:font-weight-complex="bold"/>
    </style:style>
    <style:style style:name="P21" style:family="paragraph" style:parent-style-name="Preformatted_20_Text">
      <style:text-properties officeooo:rsid="0004cf9f" officeooo:paragraph-rsid="0012cd70"/>
    </style:style>
    <style:style style:name="P22" style:family="paragraph" style:parent-style-name="Preformatted_20_Text">
      <style:text-properties officeooo:rsid="0008b842" officeooo:paragraph-rsid="0008b842"/>
    </style:style>
    <style:style style:name="P23" style:family="paragraph" style:parent-style-name="Preformatted_20_Text">
      <style:text-properties officeooo:rsid="0008b842" officeooo:paragraph-rsid="00092b87"/>
    </style:style>
    <style:style style:name="P24" style:family="paragraph" style:parent-style-name="Preformatted_20_Text">
      <style:text-properties officeooo:rsid="0008b842" officeooo:paragraph-rsid="001a9ee6"/>
    </style:style>
    <style:style style:name="P25" style:family="paragraph" style:parent-style-name="Preformatted_20_Text">
      <style:text-properties officeooo:rsid="00092b87" officeooo:paragraph-rsid="0008b842"/>
    </style:style>
    <style:style style:name="P26" style:family="paragraph" style:parent-style-name="Preformatted_20_Text">
      <style:text-properties officeooo:rsid="00092b87" officeooo:paragraph-rsid="00092b87"/>
    </style:style>
    <style:style style:name="P27" style:family="paragraph" style:parent-style-name="Preformatted_20_Text">
      <style:text-properties officeooo:rsid="00092b87" officeooo:paragraph-rsid="001a9ee6"/>
    </style:style>
    <style:style style:name="P28" style:family="paragraph" style:parent-style-name="Preformatted_20_Text">
      <style:text-properties officeooo:rsid="000aec4f" officeooo:paragraph-rsid="00092b87"/>
    </style:style>
    <style:style style:name="P29" style:family="paragraph" style:parent-style-name="Preformatted_20_Text">
      <style:text-properties officeooo:rsid="000aec4f" officeooo:paragraph-rsid="000aec4f"/>
    </style:style>
    <style:style style:name="P30" style:family="paragraph" style:parent-style-name="Preformatted_20_Text">
      <style:text-properties officeooo:rsid="000aec4f" officeooo:paragraph-rsid="001a9ee6"/>
    </style:style>
    <style:style style:name="P31" style:family="paragraph" style:parent-style-name="Preformatted_20_Text">
      <style:text-properties officeooo:rsid="000b470f" officeooo:paragraph-rsid="000b470f"/>
    </style:style>
    <style:style style:name="P32" style:family="paragraph" style:parent-style-name="Preformatted_20_Text">
      <style:text-properties officeooo:rsid="000b470f" officeooo:paragraph-rsid="001a9ee6"/>
    </style:style>
    <style:style style:name="P33" style:family="paragraph" style:parent-style-name="Preformatted_20_Text">
      <style:text-properties officeooo:rsid="000c2c70" officeooo:paragraph-rsid="001a9ee6"/>
    </style:style>
    <style:style style:name="P34" style:family="paragraph" style:parent-style-name="Preformatted_20_Text">
      <style:text-properties officeooo:rsid="000ca22c" officeooo:paragraph-rsid="000ca22c"/>
    </style:style>
    <style:style style:name="P35" style:family="paragraph" style:parent-style-name="Preformatted_20_Text">
      <style:text-properties officeooo:rsid="000ca22c" officeooo:paragraph-rsid="001a9ee6"/>
    </style:style>
    <style:style style:name="P36" style:family="paragraph" style:parent-style-name="Preformatted_20_Text">
      <style:text-properties officeooo:rsid="000e2b9e" officeooo:paragraph-rsid="001a9ee6"/>
    </style:style>
    <style:style style:name="P37" style:family="paragraph" style:parent-style-name="Preformatted_20_Text">
      <style:text-properties officeooo:rsid="000f1756" officeooo:paragraph-rsid="000f1756"/>
    </style:style>
    <style:style style:name="P38" style:family="paragraph" style:parent-style-name="Preformatted_20_Text">
      <style:text-properties officeooo:rsid="000f1756" officeooo:paragraph-rsid="001a9ee6"/>
    </style:style>
    <style:style style:name="P39" style:family="paragraph" style:parent-style-name="Preformatted_20_Text">
      <style:text-properties officeooo:rsid="00100c57" officeooo:paragraph-rsid="00100c57"/>
    </style:style>
    <style:style style:name="P40" style:family="paragraph" style:parent-style-name="Preformatted_20_Text">
      <style:text-properties officeooo:rsid="00100c57" officeooo:paragraph-rsid="0011198a"/>
    </style:style>
    <style:style style:name="P41" style:family="paragraph" style:parent-style-name="Preformatted_20_Text">
      <style:text-properties officeooo:rsid="00100c57" officeooo:paragraph-rsid="001a9ee6"/>
    </style:style>
    <style:style style:name="P42" style:family="paragraph" style:parent-style-name="Preformatted_20_Text">
      <style:text-properties officeooo:rsid="0011198a" officeooo:paragraph-rsid="001a9ee6"/>
    </style:style>
    <style:style style:name="P43" style:family="paragraph" style:parent-style-name="Preformatted_20_Text">
      <style:text-properties officeooo:rsid="00128e9e" officeooo:paragraph-rsid="00128e9e"/>
    </style:style>
    <style:style style:name="P44" style:family="paragraph" style:parent-style-name="Preformatted_20_Text">
      <style:text-properties officeooo:rsid="00128e9e" officeooo:paragraph-rsid="001a9ee6"/>
    </style:style>
    <style:style style:name="P45" style:family="paragraph" style:parent-style-name="Preformatted_20_Text">
      <style:text-properties officeooo:rsid="000121bf" officeooo:paragraph-rsid="0012cd70"/>
    </style:style>
    <style:style style:name="P46" style:family="paragraph" style:parent-style-name="Preformatted_20_Text">
      <style:text-properties officeooo:rsid="00015292" officeooo:paragraph-rsid="0012cd70"/>
    </style:style>
    <style:style style:name="P47" style:family="paragraph" style:parent-style-name="Preformatted_20_Text">
      <style:text-properties officeooo:paragraph-rsid="0012cd70"/>
    </style:style>
    <style:style style:name="P48" style:family="paragraph" style:parent-style-name="Preformatted_20_Text">
      <style:text-properties officeooo:rsid="00142081" officeooo:paragraph-rsid="001a9ee6"/>
    </style:style>
    <style:style style:name="P49" style:family="paragraph" style:parent-style-name="Preformatted_20_Text">
      <style:text-properties officeooo:rsid="00158bf1" officeooo:paragraph-rsid="00158bf1"/>
    </style:style>
    <style:style style:name="P50" style:family="paragraph" style:parent-style-name="Preformatted_20_Text">
      <style:text-properties officeooo:rsid="0017d805" officeooo:paragraph-rsid="0017d805"/>
    </style:style>
    <style:style style:name="P51" style:family="paragraph" style:parent-style-name="Preformatted_20_Text">
      <style:text-properties officeooo:rsid="001861a6" officeooo:paragraph-rsid="001861a6"/>
    </style:style>
    <style:style style:name="P52" style:family="paragraph" style:parent-style-name="Preformatted_20_Text">
      <style:text-properties officeooo:rsid="0019edbd" officeooo:paragraph-rsid="0019edbd"/>
    </style:style>
    <style:style style:name="P53" style:family="paragraph" style:parent-style-name="Preformatted_20_Text">
      <style:text-properties officeooo:rsid="001a9ee6" officeooo:paragraph-rsid="001a9ee6"/>
    </style:style>
    <style:style style:name="P54" style:family="paragraph" style:parent-style-name="Preformatted_20_Text">
      <style:text-properties officeooo:rsid="001ae6a8" officeooo:paragraph-rsid="001ae6a8"/>
    </style:style>
    <style:style style:name="P55" style:family="paragraph" style:parent-style-name="Preformatted_20_Text">
      <style:text-properties fo:font-weight="normal" officeooo:rsid="001b4573" officeooo:paragraph-rsid="001b4573" style:font-weight-asian="normal" style:font-weight-complex="normal"/>
    </style:style>
    <style:style style:name="P56" style:family="paragraph" style:parent-style-name="Preformatted_20_Text">
      <style:text-properties fo:font-weight="normal" officeooo:rsid="001b4573" officeooo:paragraph-rsid="001b9791" style:font-weight-asian="normal" style:font-weight-complex="normal"/>
    </style:style>
    <style:style style:name="P57" style:family="paragraph" style:parent-style-name="Preformatted_20_Text">
      <style:text-properties fo:font-weight="normal" officeooo:rsid="001b9791" officeooo:paragraph-rsid="001b9791" style:font-weight-asian="normal" style:font-weight-complex="normal"/>
    </style:style>
    <style:style style:name="P58" style:family="paragraph" style:parent-style-name="Preformatted_20_Text">
      <style:text-properties fo:font-weight="normal" officeooo:rsid="001cb4d8" officeooo:paragraph-rsid="001cb4d8" style:font-weight-asian="normal" style:font-weight-complex="normal"/>
    </style:style>
    <style:style style:name="P59" style:family="paragraph" style:parent-style-name="Preformatted_20_Text">
      <style:text-properties fo:font-weight="normal" officeooo:rsid="001cb4d8" officeooo:paragraph-rsid="0020d76c" style:font-weight-asian="normal" style:font-weight-complex="normal"/>
    </style:style>
    <style:style style:name="P60" style:family="paragraph" style:parent-style-name="Preformatted_20_Text">
      <style:text-properties fo:font-weight="normal" officeooo:rsid="001db124" officeooo:paragraph-rsid="001db124" style:font-weight-asian="normal" style:font-weight-complex="normal"/>
    </style:style>
    <style:style style:name="P61" style:family="paragraph" style:parent-style-name="Preformatted_20_Text">
      <style:text-properties fo:font-weight="normal" officeooo:rsid="001f96c1" officeooo:paragraph-rsid="001f96c1" style:font-weight-asian="normal" style:font-weight-complex="normal"/>
    </style:style>
    <style:style style:name="P62" style:family="paragraph" style:parent-style-name="Preformatted_20_Text">
      <style:text-properties fo:font-weight="normal" officeooo:rsid="0020546b" officeooo:paragraph-rsid="0020546b" style:font-weight-asian="normal" style:font-weight-complex="normal"/>
    </style:style>
    <style:style style:name="P63" style:family="paragraph" style:parent-style-name="Preformatted_20_Text">
      <style:text-properties fo:font-weight="normal" officeooo:rsid="0020d76c" officeooo:paragraph-rsid="0020d76c" style:font-weight-asian="normal" style:font-weight-complex="normal"/>
    </style:style>
    <style:style style:name="P64" style:family="paragraph" style:parent-style-name="Preformatted_20_Text">
      <style:text-properties fo:font-weight="normal" officeooo:rsid="00235035" officeooo:paragraph-rsid="0026505b" style:font-weight-asian="normal" style:font-weight-complex="normal"/>
    </style:style>
    <style:style style:name="P65" style:family="paragraph" style:parent-style-name="Preformatted_20_Text">
      <style:text-properties fo:font-weight="normal" officeooo:rsid="002522e4" officeooo:paragraph-rsid="002522e4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officeooo:paragraph-rsid="0012cd70"/>
    </style:style>
    <style:style style:name="P67" style:family="paragraph" style:parent-style-name="Table_20_Heading">
      <style:text-properties fo:font-size="2pt" officeooo:paragraph-rsid="0012cd70" style:font-size-asian="2pt" style:font-size-complex="2pt"/>
    </style:style>
    <style:style style:name="P68" style:family="paragraph" style:parent-style-name="Table_20_Heading">
      <style:paragraph-properties fo:text-align="start" style:justify-single-word="false"/>
      <style:text-properties officeooo:paragraph-rsid="0012cd70"/>
    </style:style>
    <style:style style:name="P69" style:family="paragraph" style:parent-style-name="Heading_20_1">
      <style:paragraph-properties fo:break-before="page"/>
      <style:text-properties officeooo:rsid="0008b842" officeooo:paragraph-rsid="0008b842"/>
    </style:style>
    <style:style style:name="P70" style:family="paragraph" style:parent-style-name="Heading_20_1">
      <style:paragraph-properties fo:break-before="page"/>
      <style:text-properties officeooo:paragraph-rsid="0012cd70"/>
    </style:style>
    <style:style style:name="P71" style:family="paragraph" style:parent-style-name="Heading_20_1" style:list-style-name="">
      <style:paragraph-properties fo:break-before="page"/>
      <style:text-properties officeooo:rsid="00158bf1" officeooo:paragraph-rsid="00158bf1"/>
    </style:style>
    <style:style style:name="P72" style:family="paragraph" style:parent-style-name="Heading_20_1">
      <style:paragraph-properties fo:break-before="page"/>
      <style:text-properties officeooo:rsid="0004cf9f" officeooo:paragraph-rsid="0012cd70"/>
    </style:style>
    <style:style style:name="P73" style:family="paragraph" style:parent-style-name="Heading_20_1">
      <style:paragraph-properties fo:break-before="page"/>
      <style:text-properties officeooo:rsid="001b4573" officeooo:paragraph-rsid="001b4573"/>
    </style:style>
    <style:style style:name="P74" style:family="paragraph" style:parent-style-name="Heading_20_1">
      <style:paragraph-properties fo:break-before="page"/>
      <style:text-properties officeooo:rsid="001cb4d8" officeooo:paragraph-rsid="001cb4d8"/>
    </style:style>
    <style:style style:name="P75" style:family="paragraph" style:parent-style-name="Heading_20_1">
      <style:paragraph-properties fo:break-before="page"/>
      <style:text-properties officeooo:rsid="001f96c1" officeooo:paragraph-rsid="001f96c1"/>
    </style:style>
    <style:style style:name="P76" style:family="paragraph" style:parent-style-name="Heading_20_1">
      <style:paragraph-properties fo:break-before="page"/>
      <style:text-properties officeooo:rsid="0020d76c" officeooo:paragraph-rsid="0020d76c"/>
    </style:style>
    <style:style style:name="P77" style:family="paragraph" style:parent-style-name="Heading_20_1">
      <style:paragraph-properties fo:break-before="page"/>
      <style:text-properties officeooo:rsid="0027ed97" officeooo:paragraph-rsid="0027ed97"/>
    </style:style>
    <style:style style:name="P78" style:family="paragraph" style:parent-style-name="Heading_20_1">
      <style:paragraph-properties fo:break-before="page"/>
      <style:text-properties officeooo:rsid="00289e35" officeooo:paragraph-rsid="00289e35"/>
    </style:style>
    <style:style style:name="P79" style:family="paragraph" style:parent-style-name="Text_20_body">
      <style:text-properties officeooo:paragraph-rsid="0027ed97"/>
    </style:style>
    <style:style style:name="P80" style:family="paragraph" style:parent-style-name="Preformatted_20_Text">
      <style:text-properties fo:font-weight="bold" officeooo:rsid="00100c57" officeooo:paragraph-rsid="00100c57" style:font-weight-asian="bold" style:font-weight-complex="bold"/>
    </style:style>
    <style:style style:name="P81" style:family="paragraph" style:parent-style-name="Preformatted_20_Text">
      <style:text-properties fo:font-weight="bold" officeooo:rsid="00100c57" officeooo:paragraph-rsid="0011198a" style:font-weight-asian="bold" style:font-weight-complex="bold"/>
    </style:style>
    <style:style style:name="P82" style:family="paragraph" style:parent-style-name="Preformatted_20_Text">
      <style:text-properties fo:font-weight="bold" officeooo:rsid="0004cf9f" officeooo:paragraph-rsid="00289e35" style:font-weight-asian="bold" style:font-weight-complex="bold"/>
    </style:style>
    <style:style style:name="P83" style:family="paragraph" style:parent-style-name="Preformatted_20_Text">
      <style:text-properties fo:font-weight="bold" officeooo:rsid="0027ed97" officeooo:paragraph-rsid="0027ed97" style:font-weight-asian="bold" style:font-weight-complex="bold"/>
    </style:style>
    <style:style style:name="P84" style:family="paragraph" style:parent-style-name="Preformatted_20_Text">
      <style:text-properties fo:font-weight="bold" officeooo:rsid="00289e35" officeooo:paragraph-rsid="00289e35" style:font-weight-asian="bold" style:font-weight-complex="bold"/>
    </style:style>
    <style:style style:name="P85" style:family="paragraph" style:parent-style-name="Preformatted_20_Text" style:list-style-name="">
      <style:text-properties fo:font-weight="bold" officeooo:rsid="00289e35" officeooo:paragraph-rsid="00289e35" style:font-weight-asian="bold" style:font-weight-complex="bold"/>
    </style:style>
    <style:style style:name="P86" style:family="paragraph" style:parent-style-name="Preformatted_20_Text">
      <style:text-properties fo:font-weight="normal" officeooo:rsid="001b9791" officeooo:paragraph-rsid="001b9791" style:font-weight-asian="normal" style:font-weight-complex="normal"/>
    </style:style>
    <style:style style:name="P87" style:family="paragraph" style:parent-style-name="Preformatted_20_Text">
      <style:text-properties fo:font-weight="normal" officeooo:rsid="00235035" officeooo:paragraph-rsid="0026505b" style:font-weight-asian="normal" style:font-weight-complex="normal"/>
    </style:style>
    <style:style style:name="P88" style:family="paragraph" style:parent-style-name="Preformatted_20_Text">
      <style:text-properties fo:font-weight="normal" officeooo:rsid="00235035" officeooo:paragraph-rsid="0020d76c" style:font-weight-asian="normal" style:font-weight-complex="normal"/>
    </style:style>
    <style:style style:name="P89" style:family="paragraph" style:parent-style-name="Preformatted_20_Text">
      <style:text-properties fo:font-weight="normal" officeooo:rsid="00235035" officeooo:paragraph-rsid="0026cd57" style:font-weight-asian="normal" style:font-weight-complex="normal"/>
    </style:style>
    <style:style style:name="P90" style:family="paragraph" style:parent-style-name="Preformatted_20_Text">
      <style:text-properties fo:font-weight="normal" officeooo:rsid="001cb4d8" officeooo:paragraph-rsid="0020d76c" style:font-weight-asian="normal" style:font-weight-complex="normal"/>
    </style:style>
    <style:style style:name="P91" style:family="paragraph" style:parent-style-name="Preformatted_20_Text">
      <style:text-properties fo:font-weight="normal" officeooo:rsid="00289e35" officeooo:paragraph-rsid="00289e35" style:font-weight-asian="normal" style:font-weight-complex="normal"/>
    </style:style>
    <style:style style:name="P92" style:family="paragraph" style:parent-style-name="Preformatted_20_Text" style:list-style-name="">
      <style:text-properties fo:font-weight="normal" officeooo:rsid="00289e35" officeooo:paragraph-rsid="00289e35" style:font-weight-asian="normal" style:font-weight-complex="normal"/>
    </style:style>
    <style:style style:name="P93" style:family="paragraph" style:parent-style-name="Preformatted_20_Text">
      <style:text-properties officeooo:rsid="0027ed97" officeooo:paragraph-rsid="0027ed97"/>
    </style:style>
    <style:style style:name="T1" style:family="text">
      <style:text-properties officeooo:rsid="0006c8e0"/>
    </style:style>
    <style:style style:name="T2" style:family="text">
      <style:text-properties officeooo:rsid="00092b87"/>
    </style:style>
    <style:style style:name="T3" style:family="text">
      <style:text-properties officeooo:rsid="000c2c70"/>
    </style:style>
    <style:style style:name="T4" style:family="text">
      <style:text-properties officeooo:rsid="000ca22c"/>
    </style:style>
    <style:style style:name="T5" style:family="text">
      <style:text-properties officeooo:rsid="00100c5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121bf" style:font-weight-asian="bold" style:font-weight-complex="bold"/>
    </style:style>
    <style:style style:name="T8" style:family="text">
      <style:text-properties officeooo:rsid="0011198a"/>
    </style:style>
    <style:style style:name="T9" style:family="text">
      <style:text-properties fo:color="#6363bb" style:text-line-through-style="none" style:text-line-through-type="none" style:font-name="monospace" fo:font-size="11.25pt" style:text-underline-style="none" fo:font-weight="normal" style:text-blinking="false" fo:background-color="transparent" loext:char-shading-value="0" fo:padding="0cm" fo:border="none"/>
    </style:style>
    <style:style style:name="T10" style:family="text">
      <style:text-properties officeooo:rsid="000121bf"/>
    </style:style>
    <style:style style:name="T11" style:family="text">
      <style:text-properties officeooo:rsid="00158bf1"/>
    </style:style>
    <style:style style:name="T12" style:family="text">
      <style:text-properties officeooo:rsid="00194d1d"/>
    </style:style>
    <style:style style:name="T13" style:family="text">
      <style:text-properties officeooo:rsid="001a9ee6"/>
    </style:style>
    <style:style style:name="T14" style:family="text">
      <style:text-properties officeooo:rsid="001b9791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9e35" style:font-weight-asian="normal" style:font-weight-complex="normal"/>
    </style:style>
    <style:style style:name="T17" style:family="text">
      <style:text-properties officeooo:rsid="001cb4d8"/>
    </style:style>
    <style:style style:name="T18" style:family="text">
      <style:text-properties officeooo:rsid="001db124"/>
    </style:style>
    <style:style style:name="T19" style:family="text">
      <style:text-properties officeooo:rsid="0020546b"/>
    </style:style>
    <style:style style:name="T20" style:family="text">
      <style:text-properties officeooo:rsid="0020d76c"/>
    </style:style>
    <style:style style:name="T21" style:family="text">
      <style:text-properties officeooo:rsid="002333a7"/>
    </style:style>
    <style:style style:name="T22" style:family="text">
      <style:text-properties officeooo:rsid="0026505b"/>
    </style:style>
    <style:style style:name="T23" style:family="text">
      <style:text-properties officeooo:rsid="002a0900"/>
    </style:style>
    <style:style style:name="T24" style:family="text">
      <style:text-properties officeooo:rsid="002acb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9" text:outline-level="1">Basic Data Types</text:h>
      <text:p text:style-name="P1"/>
      <text:p text:style-name="P22">Try the following <text:span text:style-name="T5">in</text:span> the interactive interpreter</text:p>
      <text:p text:style-name="P22"/>
      <text:p text:style-name="P7">Integers and Floats</text:p>
      <text:p text:style-name="P22"/>
      <text:p text:style-name="P22"><text:span text:style-name="T13">&gt;&gt;</text:span>&gt; 5</text:p>
      <text:p text:style-name="P29"><text:span text:style-name="T13">&gt;&gt;</text:span>&gt; type(5)</text:p>
      <text:p text:style-name="P29"><text:span text:style-name="T13">&gt;&gt;</text:span>&gt; type(5.0)</text:p>
      <text:p text:style-name="P29"/>
      <text:p text:style-name="P22"><text:span text:style-name="T13">&gt;&gt;</text:span>&gt; 5 + 3</text:p>
      <text:p text:style-name="P22"><text:span text:style-name="T13">&gt;&gt;</text:span>&gt; 5 * 2</text:p>
      <text:p text:style-name="P24"><text:span text:style-name="T13">&gt;&gt;</text:span>&gt; 5 ** 2</text:p>
      <text:p text:style-name="P24"><text:span text:style-name="T13">&gt;&gt;</text:span>&gt; 5 / 2</text:p>
      <text:p text:style-name="P24"><text:span text:style-name="T13">&gt;&gt;</text:span>&gt; 5 // 2</text:p>
      <text:p text:style-name="P22"/>
      <text:p text:style-name="P7">Strings</text:p>
      <text:p text:style-name="P22"/>
      <text:p text:style-name="P24"><text:span text:style-name="T13">&gt;&gt;</text:span>&gt; "a"</text:p>
      <text:p text:style-name="P30"><text:span text:style-name="T13">&gt;&gt;</text:span>&gt; type("a")</text:p>
      <text:p text:style-name="P29"/>
      <text:p text:style-name="P24"><text:span text:style-name="T13">&gt;&gt;</text:span>&gt; "a" + "b"</text:p>
      <text:p text:style-name="P24"><text:span text:style-name="T13">&gt;&gt;</text:span>&gt; "a" * 3</text:p>
      <text:p text:style-name="P24"><text:span text:style-name="T13">&gt;&gt;</text:span>&gt; "a" * "b"</text:p>
      <text:p text:style-name="P24"><text:span text:style-name="T13">&gt;&gt;</text:span>&gt; "1" + 2</text:p>
      <text:p text:style-name="P22"/>
      <text:p text:style-name="P36"><text:span text:style-name="T13">&gt;&gt;</text:span>&gt; a = "hi there!"</text:p>
      <text:p text:style-name="P36"><text:span text:style-name="T13">&gt;&gt;</text:span>&gt; a[0]</text:p>
      <text:p text:style-name="P36"><text:span text:style-name="T13">&gt;&gt;</text:span>&gt; a[100]</text:p>
      <text:p text:style-name="P38"><text:span text:style-name="T13">&gt;&gt;</text:span>&gt; a[-1]</text:p>
      <text:p text:style-name="P38"><text:span text:style-name="T13">&gt;&gt;</text:span>&gt; a[2:5]</text:p>
      <text:p text:style-name="P22"/>
      <text:p text:style-name="P7">Lists</text:p>
      <text:p text:style-name="P22"/>
      <text:p text:style-name="P24"><text:span text:style-name="T13">&gt;&gt;</text:span>&gt; [1, 2]</text:p>
      <text:p text:style-name="P30"><text:span text:style-name="T13">&gt;&gt;</text:span>&gt; type([1, 2])</text:p>
      <text:p text:style-name="P29"/>
      <text:p text:style-name="P24"><text:span text:style-name="T13">&gt;&gt;</text:span>&gt; [1, 2] + [3, 4]</text:p>
      <text:p text:style-name="P24"><text:span text:style-name="T13">&gt;&gt;</text:span>&gt; [1] * 4</text:p>
      <text:p text:style-name="P24"><text:span text:style-name="T13">&gt;&gt;</text:span>&gt; [1, "abc"]</text:p>
      <text:p text:style-name="P22"/>
      <text:p text:style-name="P24"><text:span text:style-name="T13">&gt;&gt;</text:span>&gt; a = [1, 2, 3, 4, 5]</text:p>
      <text:p text:style-name="P24"><text:span text:style-name="T13">&gt;&gt;</text:span>&gt; a[0]</text:p>
      <text:p text:style-name="P24"><text:span text:style-name="T13">&gt;&gt;</text:span>&gt; a[2]</text:p>
      <text:p text:style-name="P24"><text:span text:style-name="T13">&gt;&gt;</text:span>&gt; a[-1]</text:p>
      <text:p text:style-name="P24"><text:span text:style-name="T13">&gt;&gt;</text:span>&gt; a[1:3]</text:p>
      <text:p text:style-name="P24"><text:span text:style-name="T13">&gt;&gt;</text:span>&gt; a[1:-2]</text:p>
      <text:p text:style-name="P24"><text:span text:style-name="T13">&gt;&gt;</text:span>&gt; a[:2]</text:p>
      <text:p text:style-name="P24"><text:span text:style-name="T13">&gt;&gt;</text:span>&gt; a[2:]</text:p>
      <text:p text:style-name="P24"><text:span text:style-name="T13">&gt;&gt;</text:span>&gt; a[:-1]</text:p>
      <text:p text:style-name="P24"><text:span text:style-name="T13">&gt;&gt;</text:span>&gt; a[:]</text:p>
      <text:p text:style-name="P22"/>
      <text:p text:style-name="P24"><text:span text:style-name="T13">&gt;&gt;</text:span>&gt; a = [[1, 2], [3, 4]]</text:p>
      <text:p text:style-name="P24"><text:span text:style-name="T13">&gt;&gt;</text:span>&gt; a[0]</text:p>
      <text:p text:style-name="P24"><text:span text:style-name="T13">&gt;&gt;</text:span>&gt; a[0][1]</text:p>
      <text:p text:style-name="P25"/>
      <text:p text:style-name="P24"><text:span text:style-name="T13">&gt;&gt;</text:span>&gt; a = [1, 2, 3, 4, 5]</text:p>
      <text:p text:style-name="P27"><text:span text:style-name="T13">&gt;&gt;</text:span>&gt; a[1] = 7</text:p>
      <text:p text:style-name="P27"><text:span text:style-name="T13">&gt;&gt;</text:span>&gt; print(a)</text:p>
      <text:p text:style-name="P27"><text:span text:style-name="T13">&gt;&gt;</text:span>&gt; a[100]</text:p>
      <text:p text:style-name="P23"/>
      <text:p text:style-name="P7"><text:soft-page-break/>Dictionaries</text:p>
      <text:p text:style-name="P22"/>
      <text:p text:style-name="P24"><text:span text:style-name="T13">&gt;&gt;</text:span>&gt; a = {"name": "python", "id": 231}</text:p>
      <text:p text:style-name="P30"><text:span text:style-name="T13">&gt;&gt;</text:span>&gt; type(a)</text:p>
      <text:p text:style-name="P29"/>
      <text:p text:style-name="P24"><text:span text:style-name="T13">&gt;&gt;</text:span>&gt; a["name"]</text:p>
      <text:p text:style-name="P24"><text:span text:style-name="T13">&gt;&gt;</text:span>&gt; a["id"]</text:p>
      <text:p text:style-name="P22"/>
      <text:p text:style-name="P24"><text:span text:style-name="T13">&gt;&gt;</text:span>&gt; a = {"name": "python", 42: "answer"}</text:p>
      <text:p text:style-name="P24"><text:span text:style-name="T13">&gt;&gt;</text:span>&gt; a["name"]</text:p>
      <text:p text:style-name="P24"><text:span text:style-name="T13">&gt;&gt;</text:span>&gt; a[42]</text:p>
      <text:p text:style-name="P22"/>
      <text:p text:style-name="P24"><text:span text:style-name="T13">&gt;&gt;</text:span>&gt; a = {"name": "python", "dates": ["10 Aug", "11 Aug"]}</text:p>
      <text:p text:style-name="P24"><text:span text:style-name="T13">&gt;&gt;</text:span>&gt; a["dates"]</text:p>
      <text:p text:style-name="P24"><text:span text:style-name="T13">&gt;&gt;</text:span>&gt; a["dates"][-1]</text:p>
      <text:p text:style-name="P22"/>
      <text:p text:style-name="P27"><text:span text:style-name="T13">&gt;&gt;</text:span>&gt; a["name"] = "python training"</text:p>
      <text:p text:style-name="P27"><text:span text:style-name="T13">&gt;&gt;</text:span>&gt; print(a)</text:p>
      <text:p text:style-name="P26"/>
      <text:p text:style-name="P27"><text:span text:style-name="T13">&gt;&gt;</text:span>&gt; a["type"]</text:p>
      <text:p text:style-name="P27"><text:span text:style-name="T13">&gt;&gt;</text:span>&gt; a["type"] = "development"</text:p>
      <text:p text:style-name="P27"><text:span text:style-name="T13">&gt;&gt;</text:span>&gt; a["type"]</text:p>
      <text:p text:style-name="P22"/>
      <text:p text:style-name="P7">Tuples</text:p>
      <text:p text:style-name="P7"/>
      <text:p text:style-name="P24"><text:span text:style-name="T13">&gt;&gt;</text:span>&gt; point = (1, 2)</text:p>
      <text:p text:style-name="P30"><text:span text:style-name="T13">&gt;&gt;</text:span>&gt; type(point)</text:p>
      <text:p text:style-name="P29"/>
      <text:p text:style-name="P24"><text:span text:style-name="T13">&gt;&gt;</text:span>&gt; point[1]</text:p>
      <text:p text:style-name="P27"><text:span text:style-name="T13">&gt;&gt;</text:span>&gt; point[2]</text:p>
      <text:p text:style-name="P24"><text:span text:style-name="T13">&gt;&gt;</text:span>&gt; <text:span text:style-name="T2">training</text:span> = ("<text:span text:style-name="T2">Python Training</text:span>", <text:span text:style-name="T2">["10 Aug", "11 Aug"])</text:span></text:p>
      <text:p text:style-name="P27"><text:span text:style-name="T13">&gt;&gt;</text:span>&gt; training[1][1]</text:p>
      <text:p text:style-name="P28"/>
      <text:p text:style-name="P8"><text:span text:style-name="T8">Basic </text:span>String Methods</text:p>
      <text:p text:style-name="P8"/>
      <text:p text:style-name="P33"><text:span text:style-name="T13">&gt;&gt;</text:span>&gt; a = "this is a string"</text:p>
      <text:p text:style-name="P32"><text:span text:style-name="T13">&gt;&gt;</text:span>&gt; dir("a")</text:p>
      <text:p text:style-name="P31"/>
      <text:p text:style-name="P33"><text:span text:style-name="T13">&gt;&gt;</text:span>&gt; len(a)</text:p>
      <text:p text:style-name="P32"><text:span text:style-name="T13">&gt;&gt;</text:span>&gt; <text:span text:style-name="T3">a</text:span>.split()</text:p>
      <text:p text:style-name="P32"><text:span text:style-name="T13">&gt;&gt;</text:span>&gt; "-".join(["a", "b", "c"])</text:p>
      <text:p text:style-name="P33"><text:span text:style-name="T13">&gt;&gt;</text:span>&gt; a.upper()</text:p>
      <text:p text:style-name="P33"><text:span text:style-name="T13">&gt;&gt;</text:span>&gt; a.title()</text:p>
      <text:p text:style-name="P33"><text:span text:style-name="T13">&gt;&gt;</text:span>&gt; a.startswith("this")</text:p>
      <text:p text:style-name="P33"><text:span text:style-name="T13">&gt;&gt;</text:span>&gt; " <text:s text:c="5"/>a <text:span text:style-name="T4">s</text:span>tring <text:s text:c="3"/>".strip()</text:p>
      <text:p text:style-name="P33"><text:span text:style-name="T13">&gt;&gt;</text:span>&gt; <text:span text:style-name="T4">a.index("a")</text:span></text:p>
      <text:p text:style-name="P35"><text:span text:style-name="T13">&gt;&gt;</text:span>&gt; a.index("z")</text:p>
      <text:p text:style-name="P35"><text:span text:style-name="T13">&gt;&gt;</text:span>&gt; a.replace(" ", ".")</text:p>
      <text:p text:style-name="P34"/>
      <text:p text:style-name="P9">Basic List Methods</text:p>
      <text:p text:style-name="P37"/>
      <text:p text:style-name="P41"><text:span text:style-name="T13">&gt;&gt;</text:span>&gt; a = [1, 2, 3]</text:p>
      <text:p text:style-name="P41"><text:span text:style-name="T13">&gt;&gt;</text:span>&gt; dir(a)</text:p>
      <text:p text:style-name="P39"/>
      <text:p text:style-name="P48"><text:span text:style-name="T13">&gt;&gt;</text:span>&gt; len(a)</text:p>
      <text:p text:style-name="P41"><text:span text:style-name="T13">&gt;&gt;</text:span>&gt; a.append(4)</text:p>
      <text:p text:style-name="P41"><text:span text:style-name="T13">&gt;&gt;</text:span>&gt; a.pop()</text:p>
      <text:p text:style-name="P41"><text:span text:style-name="T13">&gt;&gt;</text:span>&gt; a.index(3)</text:p>
      <text:p text:style-name="P41"><text:span text:style-name="T13">&gt;&gt;</text:span>&gt; a.index(100)</text:p>
      <text:p text:style-name="P41"><text:span text:style-name="T13">&gt;&gt;</text:span>&gt; a.remove(2)</text:p>
      <text:p text:style-name="P41"><text:span text:style-name="T13">&gt;&gt;</text:span>&gt; print(a)</text:p>
      <text:p text:style-name="P41"><text:span text:style-name="T13">&gt;&gt;</text:span>&gt; a.remove(100)</text:p>
      <text:p text:style-name="P41"><text:span text:style-name="T13">&gt;&gt;</text:span>&gt; a.insert(1, 15)</text:p>
      <text:p text:style-name="P41"><text:span text:style-name="T13">&gt;&gt;</text:span>&gt; print(a)</text:p>
      <text:p text:style-name="P10"><text:soft-page-break/>Basic Dictionary Methods</text:p>
      <text:p text:style-name="P10"/>
      <text:p text:style-name="P41"><text:span text:style-name="T13">&gt;&gt;</text:span>&gt; <text:span text:style-name="T8">a = {"name": "Sid", "marks": 10}</text:span></text:p>
      <text:p text:style-name="P44"><text:span text:style-name="T13">&gt;&gt;</text:span>&gt; dir(a)</text:p>
      <text:p text:style-name="P43"/>
      <text:p text:style-name="P42"><text:span text:style-name="T13">&gt;&gt;</text:span>&gt; a.items()</text:p>
      <text:p text:style-name="P42"><text:span text:style-name="T13">&gt;&gt;</text:span>&gt; a.keys()</text:p>
      <text:p text:style-name="P42"><text:span text:style-name="T13">&gt;&gt;</text:span>&gt; a.values()</text:p>
      <text:p text:style-name="P39"/>
      <text:p text:style-name="P11">Basic List Sorting</text:p>
      <text:p text:style-name="P40"/>
      <text:p text:style-name="P41"><text:span text:style-name="T13">&gt;&gt;</text:span>&gt; a = [("Sid", 10), ("Priya", 15), ("Akshay", 5)]</text:p>
      <text:p text:style-name="P41"><text:span text:style-name="T13">&gt;&gt;</text:span>&gt; a.sort()</text:p>
      <text:p text:style-name="P41"><text:span text:style-name="T13">&gt;&gt;</text:span>&gt; print(a)</text:p>
      <text:p text:style-name="P40"/>
      <text:p text:style-name="P41"><text:span text:style-name="T13">&gt;&gt;</text:span>&gt; def marks_field(person):</text:p>
      <text:p text:style-name="P40">... <text:s text:c="4"/>return person[1]</text:p>
      <text:p text:style-name="P40">...</text:p>
      <text:p text:style-name="P41"><text:span text:style-name="T13">&gt;&gt;</text:span>&gt; a.sort(key=marks_field, reverse=True)</text:p>
      <text:p text:style-name="P41"><text:span text:style-name="T13">&gt;&gt;</text:span>&gt; print(a)</text:p>
      <text:p text:style-name="P11"/>
      <text:h text:style-name="P70" text:outline-level="1">Built-in Function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67"/>
            </table:table-cell>
            <table:table-cell table:style-name="Table1.A1" office:value-type="string">
              <text:p text:style-name="P67"/>
            </table:table-cell>
            <table:table-cell table:style-name="Table1.A1" office:value-type="string">
              <text:p text:style-name="P68">Built-in Functions</text:p>
            </table:table-cell>
            <table:table-cell table:style-name="Table1.A1" office:value-type="string">
              <text:p text:style-name="P67"/>
            </table:table-cell>
            <table:table-cell table:style-name="Table1.A1" office:value-type="string">
              <text:p text:style-name="P67"/>
            </table:table-cell>
          </table:table-row>
        </table:table-header-rows>
        <table:table-row>
          <table:table-cell table:style-name="Table1.A2" office:value-type="string">
            <text:p text:style-name="P66"><text:a xlink:type="simple" xlink:href="https://docs.python.org/3/library/functions.html#abs" text:style-name="Internet_20_link" text:visited-style-name="Visited_20_Internet_20_Link"><text:span text:style-name="Teletype"><text:span text:style-name="T9">abs()</text:span></text:span></text:a></text:p>
          </table:table-cell>
          <table:table-cell table:style-name="Table1.B2" office:value-type="string">
            <text:p text:style-name="P66"><text:a xlink:type="simple" xlink:href="https://docs.python.org/3/library/functions.html#func-dict" text:style-name="Internet_20_link" text:visited-style-name="Visited_20_Internet_20_Link"><text:span text:style-name="Teletype"><text:span text:style-name="T9">dict()</text:span></text:span></text:a></text:p>
          </table:table-cell>
          <table:table-cell table:style-name="Table1.C2" office:value-type="string">
            <text:p text:style-name="P66"><text:a xlink:type="simple" xlink:href="https://docs.python.org/3/library/functions.html#help" text:style-name="Internet_20_link" text:visited-style-name="Visited_20_Internet_20_Link"><text:span text:style-name="Teletype"><text:span text:style-name="T9">help()</text:span></text:span></text:a></text:p>
          </table:table-cell>
          <table:table-cell table:style-name="Table1.D2" office:value-type="string">
            <text:p text:style-name="P66"><text:a xlink:type="simple" xlink:href="https://docs.python.org/3/library/functions.html#min" text:style-name="Internet_20_link" text:visited-style-name="Visited_20_Internet_20_Link"><text:span text:style-name="Teletype"><text:span text:style-name="T9">min()</text:span></text:span></text:a></text:p>
          </table:table-cell>
          <table:table-cell table:style-name="Table1.E2" office:value-type="string">
            <text:p text:style-name="P66"><text:a xlink:type="simple" xlink:href="https://docs.python.org/3/library/functions.html#setattr" text:style-name="Internet_20_link" text:visited-style-name="Visited_20_Internet_20_Link"><text:span text:style-name="Teletype"><text:span text:style-name="T9">setattr()</text:span></text:span></text:a></text:p>
          </table:table-cell>
        </table:table-row>
        <table:table-row>
          <table:table-cell table:style-name="Table1.A3" office:value-type="string">
            <text:p text:style-name="P66"><text:a xlink:type="simple" xlink:href="https://docs.python.org/3/library/functions.html#all" text:style-name="Internet_20_link" text:visited-style-name="Visited_20_Internet_20_Link"><text:span text:style-name="Teletype"><text:span text:style-name="T9">all()</text:span></text:span></text:a></text:p>
          </table:table-cell>
          <table:table-cell table:style-name="Table1.B3" office:value-type="string">
            <text:p text:style-name="P66"><text:a xlink:type="simple" xlink:href="https://docs.python.org/3/library/functions.html#dir" text:style-name="Internet_20_link" text:visited-style-name="Visited_20_Internet_20_Link"><text:span text:style-name="Teletype"><text:span text:style-name="T9">dir()</text:span></text:span></text:a></text:p>
          </table:table-cell>
          <table:table-cell table:style-name="Table1.C3" office:value-type="string">
            <text:p text:style-name="P66"><text:a xlink:type="simple" xlink:href="https://docs.python.org/3/library/functions.html#hex" text:style-name="Internet_20_link" text:visited-style-name="Visited_20_Internet_20_Link"><text:span text:style-name="Teletype"><text:span text:style-name="T9">hex()</text:span></text:span></text:a></text:p>
          </table:table-cell>
          <table:table-cell table:style-name="Table1.D3" office:value-type="string">
            <text:p text:style-name="P66"><text:a xlink:type="simple" xlink:href="https://docs.python.org/3/library/functions.html#next" text:style-name="Internet_20_link" text:visited-style-name="Visited_20_Internet_20_Link"><text:span text:style-name="Teletype"><text:span text:style-name="T9">next()</text:span></text:span></text:a></text:p>
          </table:table-cell>
          <table:table-cell table:style-name="Table1.E3" office:value-type="string">
            <text:p text:style-name="P66"><text:a xlink:type="simple" xlink:href="https://docs.python.org/3/library/functions.html#slice" text:style-name="Internet_20_link" text:visited-style-name="Visited_20_Internet_20_Link"><text:span text:style-name="Teletype"><text:span text:style-name="T9">slice()</text:span></text:span></text:a></text:p>
          </table:table-cell>
        </table:table-row>
        <table:table-row>
          <table:table-cell table:style-name="Table1.A4" office:value-type="string">
            <text:p text:style-name="P66"><text:a xlink:type="simple" xlink:href="https://docs.python.org/3/library/functions.html#any" text:style-name="Internet_20_link" text:visited-style-name="Visited_20_Internet_20_Link"><text:span text:style-name="Teletype"><text:span text:style-name="T9">any()</text:span></text:span></text:a></text:p>
          </table:table-cell>
          <table:table-cell table:style-name="Table1.B4" office:value-type="string">
            <text:p text:style-name="P66"><text:a xlink:type="simple" xlink:href="https://docs.python.org/3/library/functions.html#divmod" text:style-name="Internet_20_link" text:visited-style-name="Visited_20_Internet_20_Link"><text:span text:style-name="Teletype"><text:span text:style-name="T9">divmod()</text:span></text:span></text:a></text:p>
          </table:table-cell>
          <table:table-cell table:style-name="Table1.C4" office:value-type="string">
            <text:p text:style-name="P66"><text:a xlink:type="simple" xlink:href="https://docs.python.org/3/library/functions.html#id" text:style-name="Internet_20_link" text:visited-style-name="Visited_20_Internet_20_Link"><text:span text:style-name="Teletype"><text:span text:style-name="T9">id()</text:span></text:span></text:a></text:p>
          </table:table-cell>
          <table:table-cell table:style-name="Table1.D4" office:value-type="string">
            <text:p text:style-name="P66"><text:a xlink:type="simple" xlink:href="https://docs.python.org/3/library/functions.html#object" text:style-name="Internet_20_link" text:visited-style-name="Visited_20_Internet_20_Link"><text:span text:style-name="Teletype"><text:span text:style-name="T9">object()</text:span></text:span></text:a></text:p>
          </table:table-cell>
          <table:table-cell table:style-name="Table1.E4" office:value-type="string">
            <text:p text:style-name="P66"><text:a xlink:type="simple" xlink:href="https://docs.python.org/3/library/functions.html#sorted" text:style-name="Internet_20_link" text:visited-style-name="Visited_20_Internet_20_Link"><text:span text:style-name="Teletype"><text:span text:style-name="T9">sorted()</text:span></text:span></text:a></text:p>
          </table:table-cell>
        </table:table-row>
        <table:table-row>
          <table:table-cell table:style-name="Table1.A5" office:value-type="string">
            <text:p text:style-name="P66"><text:a xlink:type="simple" xlink:href="https://docs.python.org/3/library/functions.html#ascii" text:style-name="Internet_20_link" text:visited-style-name="Visited_20_Internet_20_Link"><text:span text:style-name="Teletype"><text:span text:style-name="T9">ascii()</text:span></text:span></text:a></text:p>
          </table:table-cell>
          <table:table-cell table:style-name="Table1.B5" office:value-type="string">
            <text:p text:style-name="P66"><text:a xlink:type="simple" xlink:href="https://docs.python.org/3/library/functions.html#enumerate" text:style-name="Internet_20_link" text:visited-style-name="Visited_20_Internet_20_Link"><text:span text:style-name="Teletype"><text:span text:style-name="T9">enumerate()</text:span></text:span></text:a></text:p>
          </table:table-cell>
          <table:table-cell table:style-name="Table1.C5" office:value-type="string">
            <text:p text:style-name="P66"><text:a xlink:type="simple" xlink:href="https://docs.python.org/3/library/functions.html#input" text:style-name="Internet_20_link" text:visited-style-name="Visited_20_Internet_20_Link"><text:span text:style-name="Teletype"><text:span text:style-name="T9">input()</text:span></text:span></text:a></text:p>
          </table:table-cell>
          <table:table-cell table:style-name="Table1.D5" office:value-type="string">
            <text:p text:style-name="P66"><text:a xlink:type="simple" xlink:href="https://docs.python.org/3/library/functions.html#oct" text:style-name="Internet_20_link" text:visited-style-name="Visited_20_Internet_20_Link"><text:span text:style-name="Teletype"><text:span text:style-name="T9">oct()</text:span></text:span></text:a></text:p>
          </table:table-cell>
          <table:table-cell table:style-name="Table1.E5" office:value-type="string">
            <text:p text:style-name="P66"><text:a xlink:type="simple" xlink:href="https://docs.python.org/3/library/functions.html#staticmethod" text:style-name="Internet_20_link" text:visited-style-name="Visited_20_Internet_20_Link"><text:span text:style-name="Teletype"><text:span text:style-name="T9">staticmethod()</text:span></text:span></text:a></text:p>
          </table:table-cell>
        </table:table-row>
        <table:table-row>
          <table:table-cell table:style-name="Table1.A6" office:value-type="string">
            <text:p text:style-name="P66"><text:a xlink:type="simple" xlink:href="https://docs.python.org/3/library/functions.html#bin" text:style-name="Internet_20_link" text:visited-style-name="Visited_20_Internet_20_Link"><text:span text:style-name="Teletype"><text:span text:style-name="T9">bin()</text:span></text:span></text:a></text:p>
          </table:table-cell>
          <table:table-cell table:style-name="Table1.B6" office:value-type="string">
            <text:p text:style-name="P66"><text:a xlink:type="simple" xlink:href="https://docs.python.org/3/library/functions.html#eval" text:style-name="Internet_20_link" text:visited-style-name="Visited_20_Internet_20_Link"><text:span text:style-name="Teletype"><text:span text:style-name="T9">eval()</text:span></text:span></text:a></text:p>
          </table:table-cell>
          <table:table-cell table:style-name="Table1.C6" office:value-type="string">
            <text:p text:style-name="P66"><text:a xlink:type="simple" xlink:href="https://docs.python.org/3/library/functions.html#int" text:style-name="Internet_20_link" text:visited-style-name="Visited_20_Internet_20_Link"><text:span text:style-name="Teletype"><text:span text:style-name="T9">int()</text:span></text:span></text:a></text:p>
          </table:table-cell>
          <table:table-cell table:style-name="Table1.D6" office:value-type="string">
            <text:p text:style-name="P66"><text:a xlink:type="simple" xlink:href="https://docs.python.org/3/library/functions.html#open" text:style-name="Internet_20_link" text:visited-style-name="Visited_20_Internet_20_Link"><text:span text:style-name="Teletype"><text:span text:style-name="T9">open()</text:span></text:span></text:a></text:p>
          </table:table-cell>
          <table:table-cell table:style-name="Table1.E6" office:value-type="string">
            <text:p text:style-name="P66"><text:a xlink:type="simple" xlink:href="https://docs.python.org/3/library/functions.html#func-str" text:style-name="Internet_20_link" text:visited-style-name="Visited_20_Internet_20_Link"><text:span text:style-name="Teletype"><text:span text:style-name="T9">str()</text:span></text:span></text:a></text:p>
          </table:table-cell>
        </table:table-row>
        <table:table-row>
          <table:table-cell table:style-name="Table1.A7" office:value-type="string">
            <text:p text:style-name="P66"><text:a xlink:type="simple" xlink:href="https://docs.python.org/3/library/functions.html#bool" text:style-name="Internet_20_link" text:visited-style-name="Visited_20_Internet_20_Link"><text:span text:style-name="Teletype"><text:span text:style-name="T9">bool()</text:span></text:span></text:a></text:p>
          </table:table-cell>
          <table:table-cell table:style-name="Table1.B7" office:value-type="string">
            <text:p text:style-name="P66"><text:a xlink:type="simple" xlink:href="https://docs.python.org/3/library/functions.html#exec" text:style-name="Internet_20_link" text:visited-style-name="Visited_20_Internet_20_Link"><text:span text:style-name="Teletype"><text:span text:style-name="T9">exec()</text:span></text:span></text:a></text:p>
          </table:table-cell>
          <table:table-cell table:style-name="Table1.C7" office:value-type="string">
            <text:p text:style-name="P66"><text:a xlink:type="simple" xlink:href="https://docs.python.org/3/library/functions.html#isinstance" text:style-name="Internet_20_link" text:visited-style-name="Visited_20_Internet_20_Link"><text:span text:style-name="Teletype"><text:span text:style-name="T9">isinstance()</text:span></text:span></text:a></text:p>
          </table:table-cell>
          <table:table-cell table:style-name="Table1.D7" office:value-type="string">
            <text:p text:style-name="P66"><text:a xlink:type="simple" xlink:href="https://docs.python.org/3/library/functions.html#ord" text:style-name="Internet_20_link" text:visited-style-name="Visited_20_Internet_20_Link"><text:span text:style-name="Teletype"><text:span text:style-name="T9">ord()</text:span></text:span></text:a></text:p>
          </table:table-cell>
          <table:table-cell table:style-name="Table1.E7" office:value-type="string">
            <text:p text:style-name="P66"><text:a xlink:type="simple" xlink:href="https://docs.python.org/3/library/functions.html#sum" text:style-name="Internet_20_link" text:visited-style-name="Visited_20_Internet_20_Link"><text:span text:style-name="Teletype"><text:span text:style-name="T9">sum()</text:span></text:span></text:a></text:p>
          </table:table-cell>
        </table:table-row>
        <table:table-row>
          <table:table-cell table:style-name="Table1.A8" office:value-type="string">
            <text:p text:style-name="P66"><text:a xlink:type="simple" xlink:href="https://docs.python.org/3/library/functions.html#bytearray" text:style-name="Internet_20_link" text:visited-style-name="Visited_20_Internet_20_Link"><text:span text:style-name="Teletype"><text:span text:style-name="T9">bytearray()</text:span></text:span></text:a></text:p>
          </table:table-cell>
          <table:table-cell table:style-name="Table1.B8" office:value-type="string">
            <text:p text:style-name="P66"><text:a xlink:type="simple" xlink:href="https://docs.python.org/3/library/functions.html#filter" text:style-name="Internet_20_link" text:visited-style-name="Visited_20_Internet_20_Link"><text:span text:style-name="Teletype"><text:span text:style-name="T9">filter()</text:span></text:span></text:a></text:p>
          </table:table-cell>
          <table:table-cell table:style-name="Table1.C8" office:value-type="string">
            <text:p text:style-name="P66"><text:a xlink:type="simple" xlink:href="https://docs.python.org/3/library/functions.html#issubclass" text:style-name="Internet_20_link" text:visited-style-name="Visited_20_Internet_20_Link"><text:span text:style-name="Teletype"><text:span text:style-name="T9">issubclass()</text:span></text:span></text:a></text:p>
          </table:table-cell>
          <table:table-cell table:style-name="Table1.D8" office:value-type="string">
            <text:p text:style-name="P66"><text:a xlink:type="simple" xlink:href="https://docs.python.org/3/library/functions.html#pow" text:style-name="Internet_20_link" text:visited-style-name="Visited_20_Internet_20_Link"><text:span text:style-name="Teletype"><text:span text:style-name="T9">pow()</text:span></text:span></text:a></text:p>
          </table:table-cell>
          <table:table-cell table:style-name="Table1.E8" office:value-type="string">
            <text:p text:style-name="P66"><text:a xlink:type="simple" xlink:href="https://docs.python.org/3/library/functions.html#super" text:style-name="Internet_20_link" text:visited-style-name="Visited_20_Internet_20_Link"><text:span text:style-name="Teletype"><text:span text:style-name="T9">super()</text:span></text:span></text:a></text:p>
          </table:table-cell>
        </table:table-row>
        <table:table-row>
          <table:table-cell table:style-name="Table1.A9" office:value-type="string">
            <text:p text:style-name="P66"><text:a xlink:type="simple" xlink:href="https://docs.python.org/3/library/functions.html#bytes" text:style-name="Internet_20_link" text:visited-style-name="Visited_20_Internet_20_Link"><text:span text:style-name="Teletype"><text:span text:style-name="T9">bytes()</text:span></text:span></text:a></text:p>
          </table:table-cell>
          <table:table-cell table:style-name="Table1.B9" office:value-type="string">
            <text:p text:style-name="P66"><text:a xlink:type="simple" xlink:href="https://docs.python.org/3/library/functions.html#float" text:style-name="Internet_20_link" text:visited-style-name="Visited_20_Internet_20_Link"><text:span text:style-name="Teletype"><text:span text:style-name="T9">float()</text:span></text:span></text:a></text:p>
          </table:table-cell>
          <table:table-cell table:style-name="Table1.C9" office:value-type="string">
            <text:p text:style-name="P66"><text:a xlink:type="simple" xlink:href="https://docs.python.org/3/library/functions.html#iter" text:style-name="Internet_20_link" text:visited-style-name="Visited_20_Internet_20_Link"><text:span text:style-name="Teletype"><text:span text:style-name="T9">iter()</text:span></text:span></text:a></text:p>
          </table:table-cell>
          <table:table-cell table:style-name="Table1.D9" office:value-type="string">
            <text:p text:style-name="P66"><text:a xlink:type="simple" xlink:href="https://docs.python.org/3/library/functions.html#print" text:style-name="Internet_20_link" text:visited-style-name="Visited_20_Internet_20_Link"><text:span text:style-name="Teletype"><text:span text:style-name="T9">print()</text:span></text:span></text:a></text:p>
          </table:table-cell>
          <table:table-cell table:style-name="Table1.E9" office:value-type="string">
            <text:p text:style-name="P66"><text:a xlink:type="simple" xlink:href="https://docs.python.org/3/library/functions.html#func-tuple" text:style-name="Internet_20_link" text:visited-style-name="Visited_20_Internet_20_Link"><text:span text:style-name="Teletype"><text:span text:style-name="T9">tuple()</text:span></text:span></text:a></text:p>
          </table:table-cell>
        </table:table-row>
        <table:table-row>
          <table:table-cell table:style-name="Table1.A10" office:value-type="string">
            <text:p text:style-name="P66"><text:a xlink:type="simple" xlink:href="https://docs.python.org/3/library/functions.html#callable" text:style-name="Internet_20_link" text:visited-style-name="Visited_20_Internet_20_Link"><text:span text:style-name="Teletype"><text:span text:style-name="T9">callable()</text:span></text:span></text:a></text:p>
          </table:table-cell>
          <table:table-cell table:style-name="Table1.B10" office:value-type="string">
            <text:p text:style-name="P66"><text:a xlink:type="simple" xlink:href="https://docs.python.org/3/library/functions.html#format" text:style-name="Internet_20_link" text:visited-style-name="Visited_20_Internet_20_Link"><text:span text:style-name="Teletype"><text:span text:style-name="T9">format()</text:span></text:span></text:a></text:p>
          </table:table-cell>
          <table:table-cell table:style-name="Table1.C10" office:value-type="string">
            <text:p text:style-name="P66"><text:a xlink:type="simple" xlink:href="https://docs.python.org/3/library/functions.html#len" text:style-name="Internet_20_link" text:visited-style-name="Visited_20_Internet_20_Link"><text:span text:style-name="Teletype"><text:span text:style-name="T9">len()</text:span></text:span></text:a></text:p>
          </table:table-cell>
          <table:table-cell table:style-name="Table1.D10" office:value-type="string">
            <text:p text:style-name="P66"><text:a xlink:type="simple" xlink:href="https://docs.python.org/3/library/functions.html#property" text:style-name="Internet_20_link" text:visited-style-name="Visited_20_Internet_20_Link"><text:span text:style-name="Teletype"><text:span text:style-name="T9">property()</text:span></text:span></text:a></text:p>
          </table:table-cell>
          <table:table-cell table:style-name="Table1.E10" office:value-type="string">
            <text:p text:style-name="P66"><text:a xlink:type="simple" xlink:href="https://docs.python.org/3/library/functions.html#type" text:style-name="Internet_20_link" text:visited-style-name="Visited_20_Internet_20_Link"><text:span text:style-name="Teletype"><text:span text:style-name="T9">type()</text:span></text:span></text:a></text:p>
          </table:table-cell>
        </table:table-row>
        <table:table-row>
          <table:table-cell table:style-name="Table1.A11" office:value-type="string">
            <text:p text:style-name="P66"><text:a xlink:type="simple" xlink:href="https://docs.python.org/3/library/functions.html#chr" text:style-name="Internet_20_link" text:visited-style-name="Visited_20_Internet_20_Link"><text:span text:style-name="Teletype"><text:span text:style-name="T9">chr()</text:span></text:span></text:a></text:p>
          </table:table-cell>
          <table:table-cell table:style-name="Table1.B11" office:value-type="string">
            <text:p text:style-name="P66"><text:a xlink:type="simple" xlink:href="https://docs.python.org/3/library/functions.html#func-frozenset" text:style-name="Internet_20_link" text:visited-style-name="Visited_20_Internet_20_Link"><text:span text:style-name="Teletype"><text:span text:style-name="T9">frozenset()</text:span></text:span></text:a></text:p>
          </table:table-cell>
          <table:table-cell table:style-name="Table1.C11" office:value-type="string">
            <text:p text:style-name="P66"><text:a xlink:type="simple" xlink:href="https://docs.python.org/3/library/functions.html#func-list" text:style-name="Internet_20_link" text:visited-style-name="Visited_20_Internet_20_Link"><text:span text:style-name="Teletype"><text:span text:style-name="T9">list()</text:span></text:span></text:a></text:p>
          </table:table-cell>
          <table:table-cell table:style-name="Table1.D11" office:value-type="string">
            <text:p text:style-name="P66"><text:a xlink:type="simple" xlink:href="https://docs.python.org/3/library/functions.html#func-range" text:style-name="Internet_20_link" text:visited-style-name="Visited_20_Internet_20_Link"><text:span text:style-name="Teletype"><text:span text:style-name="T9">range()</text:span></text:span></text:a></text:p>
          </table:table-cell>
          <table:table-cell table:style-name="Table1.E11" office:value-type="string">
            <text:p text:style-name="P66"><text:a xlink:type="simple" xlink:href="https://docs.python.org/3/library/functions.html#vars" text:style-name="Internet_20_link" text:visited-style-name="Visited_20_Internet_20_Link"><text:span text:style-name="Teletype"><text:span text:style-name="T9">vars()</text:span></text:span></text:a></text:p>
          </table:table-cell>
        </table:table-row>
        <table:table-row>
          <table:table-cell table:style-name="Table1.A12" office:value-type="string">
            <text:p text:style-name="P66"><text:a xlink:type="simple" xlink:href="https://docs.python.org/3/library/functions.html#classmethod" text:style-name="Internet_20_link" text:visited-style-name="Visited_20_Internet_20_Link"><text:span text:style-name="Teletype"><text:span text:style-name="T9">classmethod()</text:span></text:span></text:a></text:p>
          </table:table-cell>
          <table:table-cell table:style-name="Table1.B12" office:value-type="string">
            <text:p text:style-name="P66"><text:a xlink:type="simple" xlink:href="https://docs.python.org/3/library/functions.html#getattr" text:style-name="Internet_20_link" text:visited-style-name="Visited_20_Internet_20_Link"><text:span text:style-name="Teletype"><text:span text:style-name="T9">getattr()</text:span></text:span></text:a></text:p>
          </table:table-cell>
          <table:table-cell table:style-name="Table1.C12" office:value-type="string">
            <text:p text:style-name="P66"><text:a xlink:type="simple" xlink:href="https://docs.python.org/3/library/functions.html#locals" text:style-name="Internet_20_link" text:visited-style-name="Visited_20_Internet_20_Link"><text:span text:style-name="Teletype"><text:span text:style-name="T9">locals()</text:span></text:span></text:a></text:p>
          </table:table-cell>
          <table:table-cell table:style-name="Table1.D12" office:value-type="string">
            <text:p text:style-name="P66"><text:a xlink:type="simple" xlink:href="https://docs.python.org/3/library/functions.html#repr" text:style-name="Internet_20_link" text:visited-style-name="Visited_20_Internet_20_Link"><text:span text:style-name="Teletype"><text:span text:style-name="T9">repr()</text:span></text:span></text:a></text:p>
          </table:table-cell>
          <table:table-cell table:style-name="Table1.E12" office:value-type="string">
            <text:p text:style-name="P66"><text:a xlink:type="simple" xlink:href="https://docs.python.org/3/library/functions.html#zip" text:style-name="Internet_20_link" text:visited-style-name="Visited_20_Internet_20_Link"><text:span text:style-name="Teletype"><text:span text:style-name="T9">zip()</text:span></text:span></text:a></text:p>
          </table:table-cell>
        </table:table-row>
        <table:table-row>
          <table:table-cell table:style-name="Table1.A13" office:value-type="string">
            <text:p text:style-name="P66"><text:a xlink:type="simple" xlink:href="https://docs.python.org/3/library/functions.html#compile" text:style-name="Internet_20_link" text:visited-style-name="Visited_20_Internet_20_Link"><text:span text:style-name="Teletype"><text:span text:style-name="T9">compile()</text:span></text:span></text:a></text:p>
          </table:table-cell>
          <table:table-cell table:style-name="Table1.B13" office:value-type="string">
            <text:p text:style-name="P66"><text:a xlink:type="simple" xlink:href="https://docs.python.org/3/library/functions.html#globals" text:style-name="Internet_20_link" text:visited-style-name="Visited_20_Internet_20_Link"><text:span text:style-name="Teletype"><text:span text:style-name="T9">globals()</text:span></text:span></text:a></text:p>
          </table:table-cell>
          <table:table-cell table:style-name="Table1.C13" office:value-type="string">
            <text:p text:style-name="P66"><text:a xlink:type="simple" xlink:href="https://docs.python.org/3/library/functions.html#map" text:style-name="Internet_20_link" text:visited-style-name="Visited_20_Internet_20_Link"><text:span text:style-name="Teletype"><text:span text:style-name="T9">map()</text:span></text:span></text:a></text:p>
          </table:table-cell>
          <table:table-cell table:style-name="Table1.D13" office:value-type="string">
            <text:p text:style-name="P66"><text:a xlink:type="simple" xlink:href="https://docs.python.org/3/library/functions.html#reversed" text:style-name="Internet_20_link" text:visited-style-name="Visited_20_Internet_20_Link"><text:span text:style-name="Teletype"><text:span text:style-name="T9">reversed()</text:span></text:span></text:a></text:p>
          </table:table-cell>
          <table:table-cell table:style-name="Table1.E13" office:value-type="string">
            <text:p text:style-name="P66"><text:a xlink:type="simple" xlink:href="https://docs.python.org/3/library/functions.html#__import__" text:style-name="Internet_20_link" text:visited-style-name="Visited_20_Internet_20_Link"><text:span text:style-name="Teletype"><text:span text:style-name="T9">__import__()</text:span></text:span></text:a></text:p>
          </table:table-cell>
        </table:table-row>
        <table:table-row>
          <table:table-cell table:style-name="Table1.A14" office:value-type="string">
            <text:p text:style-name="P66"><text:a xlink:type="simple" xlink:href="https://docs.python.org/3/library/functions.html#complex" text:style-name="Internet_20_link" text:visited-style-name="Visited_20_Internet_20_Link"><text:span text:style-name="Teletype"><text:span text:style-name="T9">complex()</text:span></text:span></text:a></text:p>
          </table:table-cell>
          <table:table-cell table:style-name="Table1.B14" office:value-type="string">
            <text:p text:style-name="P66"><text:a xlink:type="simple" xlink:href="https://docs.python.org/3/library/functions.html#hasattr" text:style-name="Internet_20_link" text:visited-style-name="Visited_20_Internet_20_Link"><text:span text:style-name="Teletype"><text:span text:style-name="T9">hasattr()</text:span></text:span></text:a></text:p>
          </table:table-cell>
          <table:table-cell table:style-name="Table1.C14" office:value-type="string">
            <text:p text:style-name="P66"><text:a xlink:type="simple" xlink:href="https://docs.python.org/3/library/functions.html#max" text:style-name="Internet_20_link" text:visited-style-name="Visited_20_Internet_20_Link"><text:span text:style-name="Teletype"><text:span text:style-name="T9">max()</text:span></text:span></text:a></text:p>
          </table:table-cell>
          <table:table-cell table:style-name="Table1.D14" office:value-type="string">
            <text:p text:style-name="P66"><text:a xlink:type="simple" xlink:href="https://docs.python.org/3/library/functions.html#round" text:style-name="Internet_20_link" text:visited-style-name="Visited_20_Internet_20_Link"><text:span text:style-name="Teletype"><text:span text:style-name="T9">round()</text:span></text:span></text:a></text:p>
          </table:table-cell>
          <table:table-cell table:style-name="Table1.E14" office:value-type="string">
            <text:p text:style-name="P66"> </text:p>
          </table:table-cell>
        </table:table-row>
        <table:table-row>
          <table:table-cell table:style-name="Table1.A15" office:value-type="string">
            <text:p text:style-name="P66"><text:a xlink:type="simple" xlink:href="https://docs.python.org/3/library/functions.html#delattr" text:style-name="Internet_20_link" text:visited-style-name="Visited_20_Internet_20_Link"><text:span text:style-name="Teletype"><text:span text:style-name="T9">delattr()</text:span></text:span></text:a></text:p>
          </table:table-cell>
          <table:table-cell table:style-name="Table1.B15" office:value-type="string">
            <text:p text:style-name="P66"><text:a xlink:type="simple" xlink:href="https://docs.python.org/3/library/functions.html#hash" text:style-name="Internet_20_link" text:visited-style-name="Visited_20_Internet_20_Link"><text:span text:style-name="Teletype"><text:span text:style-name="T9">hash()</text:span></text:span></text:a></text:p>
          </table:table-cell>
          <table:table-cell table:style-name="Table1.C15" office:value-type="string">
            <text:p text:style-name="P66"><text:a xlink:type="simple" xlink:href="https://docs.python.org/3/library/functions.html#func-memoryview" text:style-name="Internet_20_link" text:visited-style-name="Visited_20_Internet_20_Link"><text:span text:style-name="Teletype"><text:span text:style-name="T9">memoryview()</text:span></text:span></text:a></text:p>
          </table:table-cell>
          <table:table-cell table:style-name="Table1.D15" office:value-type="string">
            <text:p text:style-name="P66"><text:a xlink:type="simple" xlink:href="https://docs.python.org/3/library/functions.html#func-set" text:style-name="Internet_20_link" text:visited-style-name="Visited_20_Internet_20_Link"><text:span text:style-name="Teletype"><text:span text:style-name="T9">set()</text:span></text:span></text:a></text:p>
          </table:table-cell>
          <table:table-cell table:style-name="Table1.E15" office:value-type="string">
            <text:p text:style-name="P66"> </text:p>
          </table:table-cell>
        </table:table-row>
      </table:table>
      <text:p text:style-name="P47"/>
      <text:p text:style-name="P47"/>
      <text:p text:style-name="P47"><text:span text:style-name="T7">type, id</text:span><text:span text:style-name="T10"> – Return the type or id of an object</text:span></text:p>
      <text:p text:style-name="P45"><text:span text:style-name="T6">print</text:span> – Print to an output stream (default console)</text:p>
      <text:p text:style-name="P45"><text:span text:style-name="T6">input</text:span> – Read from an input stream (default console)</text:p>
      <text:p text:style-name="P47"><text:span text:style-name="T7">int, float, bool, set, list, dict, tuple, complex, bytes, bytearray, object</text:span><text:span text:style-name="T10"> – Constructors for common built in data types</text:span></text:p>
      <text:p text:style-name="P45"><text:span text:style-name="T6">locals, globals</text:span> – Return a dict containing all the local / global variables</text:p>
      <text:p text:style-name="P45"><text:span text:style-name="T6">__import__</text:span> – Import a module from a string representation</text:p>
      <text:p text:style-name="P12"/>
      <text:p text:style-name="P46"><text:span text:style-name="T6">enumerate</text:span> – Iterate returning the index as well as the object</text:p>
      <text:p text:style-name="P45"><text:span text:style-name="T6">range</text:span> – Return a list of numbers. Mostly used to iterate by index</text:p>
      <text:p text:style-name="P45"><text:span text:style-name="T6">iter</text:span> – Return an iterator for an object</text:p>
      <text:p text:style-name="P45"><text:span text:style-name="T6">zip</text:span> – Iterate simultaneously through multiple <text:span text:style-name="T11">iterators</text:span></text:p>
      <text:p text:style-name="P47"><text:span text:style-name="T7">all, any</text:span><text:span text:style-name="T10"> – Return True if all / any items in an iterator are True</text:span></text:p>
      <text:p text:style-name="P45"><text:span text:style-name="T6">map, filter</text:span> – Map / Filter functionality</text:p>
      <text:p text:style-name="P49"><text:span text:style-name="T6">sum</text:span> – Add all elements in an iterator</text:p>
      <text:p text:style-name="P13"/>
      <text:p text:style-name="P47"><text:span text:style-name="T6">super</text:span> – Call a superclass method</text:p>
      <text:p text:style-name="P45"><text:span text:style-name="T6">isinstance, issubclass</text:span> – Returns True if one object is an instance / subclass of another</text:p>
      <text:p text:style-name="P45"><text:span text:style-name="T6">callable</text:span> – Return True if the object can be called</text:p>
      <text:p text:style-name="P45"><text:span text:style-name="T6">classmethod, staticmethod, property</text:span> – Decorators to define class methods, static methods and properties on object methods</text:p>
      <text:p text:style-name="P12">str, len, hash<text:span text:style-name="T15"> – Return the string / length / hash of an object</text:span></text:p>
      <text:p text:style-name="P12"/>
      <text:p text:style-name="P65"><text:span text:style-name="T6">hasattr</text:span> – Return True if an object has an attribute</text:p>
      <text:p text:style-name="P65"><text:span text:style-name="T6">getattr</text:span> – Get an attribute of an object</text:p>
      <text:p text:style-name="P65"><text:span text:style-name="T6">setattr</text:span> – Set a value for an object attribute</text:p>
      <text:h text:style-name="P78" text:outline-level="1">Boolean Operators</text:h>
      <text:p text:style-name="P82"/>
      <text:p text:style-name="P84">Check for equality (by value!)</text:p>
      <text:p text:style-name="P84"/>
      <text:p text:style-name="P91">==</text:p>
      <text:p text:style-name="P91">!= </text:p>
      <text:p text:style-name="P92"/>
      <text:p text:style-name="P85">Check for equality (by object identity)</text:p>
      <text:p text:style-name="P85"/>
      <text:p text:style-name="P92">is</text:p>
      <text:p text:style-name="P92">not is</text:p>
      <text:p text:style-name="P92"/>
      <text:p text:style-name="P85">Comparison</text:p>
      <text:p text:style-name="P85"/>
      <text:p text:style-name="P92">&gt;</text:p>
      <text:p text:style-name="P92">&lt;</text:p>
      <text:p text:style-name="P92">&gt;=</text:p>
      <text:p text:style-name="P92">&lt;=</text:p>
      <text:p text:style-name="P92"/>
      <text:p text:style-name="P85">Boolean Operations</text:p>
      <text:p text:style-name="P85"/>
      <text:p text:style-name="P92">not</text:p>
      <text:p text:style-name="P92">and</text:p>
      <text:p text:style-name="P92">or</text:p>
      <text:p text:style-name="P92"/>
      <text:p text:style-name="P85">Contains</text:p>
      <text:p text:style-name="P85"/>
      <text:p text:style-name="P92">in</text:p>
      <text:p text:style-name="P92">not in</text:p>
      <text:h text:style-name="P71" text:outline-level="1">Functions</text:h>
      <text:p text:style-name="Preformatted_20_Text"/>
      <text:p text:style-name="P14">Creating a function</text:p>
      <text:p text:style-name="P14"/>
      <text:p text:style-name="P49">def add(num1, num2):</text:p>
      <text:p text:style-name="P49"><text:s text:c="4"/>return num1 + num2</text:p>
      <text:p text:style-name="P49"/>
      <text:p text:style-name="P49">add(1, 5)</text:p>
      <text:p text:style-name="P49">add("a", "b")</text:p>
      <text:p text:style-name="P49">add(1, "a")</text:p>
      <text:p text:style-name="P49"/>
      <text:p text:style-name="P14">Calling with keyword parameters</text:p>
      <text:p text:style-name="P14"/>
      <text:p text:style-name="P49">add(num2=3, num1=17)</text:p>
      <text:p text:style-name="P49">add(1, num2=12)</text:p>
      <text:p text:style-name="P49">add(1, num1=7)</text:p>
      <text:p text:style-name="P49"/>
      <text:p text:style-name="P14"><text:span text:style-name="T12">Argument</text:span> expansion</text:p>
      <text:p text:style-name="P49"/>
      <text:p text:style-name="P49">params = (1, 2)</text:p>
      <text:p text:style-name="P49">add(*params)</text:p>
      <text:p text:style-name="P49">params = {"num1": 1, "num2": 2}</text:p>
      <text:p text:style-name="P49">add(**params)</text:p>
      <text:p text:style-name="P49"/>
      <text:p text:style-name="P14">Variable arguments</text:p>
      <text:p text:style-name="P49"/>
      <text:p text:style-name="P49">def add(*args):</text:p>
      <text:p text:style-name="P49"><text:s text:c="4"/>return sum(args)</text:p>
      <text:p text:style-name="P49"/>
      <text:p text:style-name="P49">add(1, 2)</text:p>
      <text:p text:style-name="P49">add(1, 2, 3)</text:p>
      <text:p text:style-name="P49"/>
      <text:p text:style-name="P52">def add(**kwargs):</text:p>
      <text:p text:style-name="P52"><text:s text:c="4"/>sum = 0</text:p>
      <text:p text:style-name="P52"><text:s text:c="4"/>for value in kwargs.values():</text:p>
      <text:p text:style-name="P52"><text:s text:c="8"/>sum = sum + value</text:p>
      <text:p text:style-name="P52"><text:s text:c="4"/>return sum</text:p>
      <text:p text:style-name="P49"/>
      <text:p text:style-name="P52">add(num1=5, num2=7, num3=21)</text:p>
      <text:p text:style-name="P49"/>
      <text:p text:style-name="P15">Returning multiple values</text:p>
      <text:p text:style-name="P15"/>
      <text:p text:style-name="P50">def get_field_from_db():</text:p>
      <text:p text:style-name="P50"><text:s text:c="4"/>return True, {"name": "Sid"}</text:p>
      <text:p text:style-name="P50"/>
      <text:p text:style-name="P50">is_success, value = get_field_from_db()</text:p>
      <text:p text:style-name="P50">print(is_success, value)</text:p>
      <text:p text:style-name="P50"/>
      <text:p text:style-name="P16">Default arguments values</text:p>
      <text:p text:style-name="P51"/>
      <text:p text:style-name="P51">def add(num1=10, num2=-1):</text:p>
      <text:p text:style-name="P51"><text:s text:c="4"/>return num1 + num2</text:p>
      <text:p text:style-name="P51"/>
      <text:p text:style-name="P51">add()</text:p>
      <text:p text:style-name="P51">add(3)</text:p>
      <text:p text:style-name="P51">add(3, 2)</text:p>
      <text:p text:style-name="P51"/>
      <text:p text:style-name="P16">Lambda</text:p>
      <text:p text:style-name="P51"/>
      <text:p text:style-name="P51">add = lambda num1, num2: num1 + num2</text:p>
      <text:p text:style-name="P51">add(1, 3)</text:p>
      <text:h text:style-name="P72" text:outline-level="1">Exception Handling</text:h>
      <text:p text:style-name="P2"/>
      <text:p text:style-name="P2">Simple Exception Handling</text:p>
      <text:p text:style-name="P21"/>
      <text:p text:style-name="P21">try:</text:p>
      <text:p text:style-name="P21"><text:s text:c="4"/>1/0</text:p>
      <text:p text:style-name="P21">except ZeroDivisionError:</text:p>
      <text:p text:style-name="P21"><text:s text:c="4"/>print("You can't divide by zero")</text:p>
      <text:p text:style-name="P21"/>
      <text:p text:style-name="P2">Handle multiple Exceptions with finally to clean up</text:p>
      <text:p text:style-name="P21"/>
      <text:p text:style-name="P21">try:</text:p>
      <text:p text:style-name="P21"><text:s text:c="4"/>f = open("file.txt")</text:p>
      <text:p text:style-name="P21"><text:s text:c="4"/>data = f.read()</text:p>
      <text:p text:style-name="P21"><text:s text:c="4"/>print(data)</text:p>
      <text:p text:style-name="P21">except (FileNotFoundError, IOError):</text:p>
      <text:p text:style-name="P21"><text:s text:c="4"/>print("Unable to open file")</text:p>
      <text:p text:style-name="P21">except Exception as e:</text:p>
      <text:p text:style-name="P21"><text:s text:c="4"/>print("Some other exception: {0}".format(str(e))<text:span text:style-name="T13">)</text:span></text:p>
      <text:p text:style-name="P21">finally:</text:p>
      <text:p text:style-name="P21"><text:s text:c="4"/><text:span text:style-name="T13">print("Cleaning up")</text:span></text:p>
      <text:p text:style-name="P21"><text:s text:c="4"/>if f is not None:</text:p>
      <text:p text:style-name="P21"><text:s text:c="8"/>f.close()</text:p>
      <text:p text:style-name="P21"/>
      <text:p text:style-name="P2">Raise an exception</text:p>
      <text:p text:style-name="P21"/>
      <text:p text:style-name="P53">value, length = 5, 2</text:p>
      <text:p text:style-name="P21">if value &gt; length:</text:p>
      <text:p text:style-name="P21"><text:s text:c="4"/>raise IndexError("Value is out of array bounds")</text:p>
      <text:p text:style-name="P21"/>
      <text:p text:style-name="P2">Raise a custom exception</text:p>
      <text:p text:style-name="P21"/>
      <text:p text:style-name="P21">class MyException(Exception):</text:p>
      <text:p text:style-name="P21"><text:s text:c="4"/>pass</text:p>
      <text:p text:style-name="P21"/>
      <text:p text:style-name="P54">denominator = 0</text:p>
      <text:p text:style-name="P21">if <text:span text:style-name="T1">denominator == 0</text:span>:</text:p>
      <text:p text:style-name="P21"><text:s text:c="4"/>raise MyException("<text:span text:style-name="T1">Denominator is zero</text:span>")</text:p>
      <text:p text:style-name="P21"/>
      <text:p text:style-name="P2">Re-raise an exception</text:p>
      <text:p text:style-name="P2"/>
      <text:p text:style-name="P21">try:</text:p>
      <text:p text:style-name="P21"><text:s text:c="4"/>1/0</text:p>
      <text:p text:style-name="P21">except ZeroDivisionError as e:</text:p>
      <text:p text:style-name="P21"><text:s text:c="4"/>print("You can't divide by zero")</text:p>
      <text:p text:style-name="P21"><text:s text:c="4"/>raise e</text:p>
      <text:p text:style-name="P21"/>
      <text:p text:style-name="P2">Exception chaining</text:p>
      <text:p text:style-name="P2"/>
      <text:p text:style-name="P21">class MyException(Exception):</text:p>
      <text:p text:style-name="P21"><text:s text:c="4"/>pass</text:p>
      <text:p text:style-name="P21"/>
      <text:p text:style-name="P21">try:</text:p>
      <text:p text:style-name="P21"><text:s text:c="4"/>1/0</text:p>
      <text:p text:style-name="P21">except ZeroDivisionError as e:</text:p>
      <text:p text:style-name="P21"><text:s text:c="4"/>print("You can't divide by zero")</text:p>
      <text:p text:style-name="P21"><text:s text:c="4"/>raise MyException(e)</text:p>
      <text:p text:style-name="P2"/>
      <text:h text:style-name="P73" text:outline-level="1">Files</text:h>
      <text:p text:style-name="P3"/>
      <text:p text:style-name="P17">Read a file</text:p>
      <text:p text:style-name="P17"/>
      <text:p text:style-name="P55">f = open("file.txt")</text:p>
      <text:p text:style-name="P55">data = f.read()</text:p>
      <text:p text:style-name="P55">f.close()</text:p>
      <text:p text:style-name="P55"/>
      <text:p text:style-name="P18">Write to a file</text:p>
      <text:p text:style-name="P57"/>
      <text:p text:style-name="P56">f = open("file.txt", "<text:span text:style-name="T14">w"</text:span>)</text:p>
      <text:p text:style-name="P57">f.write(data)</text:p>
      <text:p text:style-name="P57">f.close()</text:p>
      <text:p text:style-name="P3"/>
      <text:p text:style-name="P18">Read a binary file</text:p>
      <text:p text:style-name="P57"/>
      <text:p text:style-name="P56">f = open("file.txt", "<text:span text:style-name="T14">rb"</text:span>)</text:p>
      <text:p text:style-name="P56">data = f.read()</text:p>
      <text:p text:style-name="P56">f.close()</text:p>
      <text:p text:style-name="P56"/>
      <text:p text:style-name="P18">Iterate over the lines of the file</text:p>
      <text:p text:style-name="P57"/>
      <text:p text:style-name="P56">f = open("file.txt")</text:p>
      <text:p text:style-name="P57">for line in f:</text:p>
      <text:p text:style-name="P56"><text:s text:c="4"/><text:span text:style-name="T14">do_something(line)</text:span></text:p>
      <text:p text:style-name="P56">f.close()</text:p>
      <text:p text:style-name="P56"/>
      <text:p text:style-name="P18">Ensure the file gets closed</text:p>
      <text:p text:style-name="P18"/>
      <text:p text:style-name="P57">try:</text:p>
      <text:p text:style-name="P57"><text:s text:c="4"/>f = open("file.txt")</text:p>
      <text:p text:style-name="P57"><text:s text:c="4"/>do_stuff()</text:p>
      <text:p text:style-name="P57">finally:</text:p>
      <text:p text:style-name="P57"><text:s text:c="4"/>if f is not None:</text:p>
      <text:p text:style-name="P57"><text:s text:c="8"/>f.close()</text:p>
      <text:p text:style-name="P56"/>
      <text:p text:style-name="P18">Context manager syntax</text:p>
      <text:p text:style-name="P57"/>
      <text:p text:style-name="P57">with open("file.txt") as f:</text:p>
      <text:p text:style-name="P57"><text:s text:c="4"/>do_something(<text:span text:style-name="T17">f</text:span>)</text:p>
      <text:p text:style-name="P57"/>
      <text:p text:style-name="P57"/>
      <text:h text:style-name="P74" text:outline-level="1">System and OS </text:h>
      <text:p text:style-name="P4"/>
      <text:p text:style-name="P58">import sys</text:p>
      <text:p text:style-name="P58">dir(sys)</text:p>
      <text:p text:style-name="P58"/>
      <text:p text:style-name="P58"><text:span text:style-name="T6">sys.argv</text:span> -&gt; List of command line parameters</text:p>
      <text:p text:style-name="P58"><text:span text:style-name="T6">sys.exit</text:span> -&gt; Exit to the operating system</text:p>
      <text:p text:style-name="P58"><text:span text:style-name="T6">sys.version</text:span> -&gt; Python version</text:p>
      <text:p text:style-name="P58"><text:span text:style-name="T6">sys.exc_info</text:span> -&gt; Get stack trace &amp; other information about an exception</text:p>
      <text:p text:style-name="P58"/>
      <text:p text:style-name="P58">import os</text:p>
      <text:p text:style-name="P58">dir(os)</text:p>
      <text:p text:style-name="P58"/>
      <text:p text:style-name="P58"><text:span text:style-name="T6">os.system</text:span> -&gt; Execute an operating system shell command</text:p>
      <text:p text:style-name="P58"><text:span text:style-name="T6">os.listdir</text:span> -&gt; Get files in a directory</text:p>
      <text:p text:style-name="P58"><text:span text:style-name="T6">os.walk</text:span> -&gt; Iterate through files in a directory, including sub-directories</text:p>
      <text:p text:style-name="P58"><text:span text:style-name="T6">os.getcwd</text:span> -&gt; Get current working directory</text:p>
      <text:p text:style-name="P58"><text:span text:style-name="T6">os.makedirs</text:span> -&gt; Make a directory, including intermediate directories</text:p>
      <text:p text:style-name="P58"><text:span text:style-name="T6">os.rmdir</text:span> -&gt; Remove a directory</text:p>
      <text:p text:style-name="P58"><text:span text:style-name="T6">os.rename</text:span> -&gt; Rename a file</text:p>
      <text:p text:style-name="P58"><text:span text:style-name="T6">os.unlink</text:span> -&gt; Delete a file</text:p>
      <text:p text:style-name="P58"/>
      <text:p text:style-name="P58"><text:span text:style-name="T18">dir(</text:span>os.path<text:span text:style-name="T18">)</text:span></text:p>
      <text:p text:style-name="P60"/>
      <text:p text:style-name="P60"><text:span text:style-name="T6">os.path.split</text:span> -&gt; Splits a file path into components</text:p>
      <text:p text:style-name="P60"><text:span text:style-name="T6">os.path.isdir</text:span> -&gt; True if path is a directory</text:p>
      <text:p text:style-name="P60"><text:span text:style-name="T6">os.path.isfile</text:span> -&gt; True if path is a file</text:p>
      <text:p text:style-name="P60"><text:span text:style-name="T6">os.path.exists</text:span> -&gt; Path exists on the filesystem</text:p>
      <text:p text:style-name="P60"><text:span text:style-name="T6">os.path.join</text:span> -&gt; Join path components into a full path</text:p>
      <text:p text:style-name="P58"/>
      <text:h text:style-name="P75" text:outline-level="1">Classes and Objects</text:h>
      <text:p text:style-name="P5"/>
      <text:p text:style-name="P19">Define a class <text:span text:style-name="T19">and instantiate it</text:span></text:p>
      <text:p text:style-name="P19"/>
      <text:p text:style-name="P61">class A:</text:p>
      <text:p text:style-name="P61"><text:s text:c="4"/>pass</text:p>
      <text:p text:style-name="P61"/>
      <text:p text:style-name="P61">obj = A()</text:p>
      <text:p text:style-name="P61"/>
      <text:p text:style-name="P19">Class initialiser</text:p>
      <text:p text:style-name="P19"/>
      <text:p text:style-name="P61">class A:</text:p>
      <text:p text:style-name="P61"><text:s text:c="4"/>def __init__(self, name):</text:p>
      <text:p text:style-name="P61"><text:s text:c="8"/>self.name = name</text:p>
      <text:p text:style-name="P61"/>
      <text:p text:style-name="P61">obj = A("Sid")</text:p>
      <text:p text:style-name="P61">print(obj.name)</text:p>
      <text:p text:style-name="P61"/>
      <text:p text:style-name="P19">Inheritance</text:p>
      <text:p text:style-name="P19"/>
      <text:p text:style-name="P61">class B(A):</text:p>
      <text:p text:style-name="P61"><text:s text:c="4"/>pass</text:p>
      <text:p text:style-name="P61"/>
      <text:p text:style-name="P19">Multiple inheritance</text:p>
      <text:p text:style-name="P19"/>
      <text:p text:style-name="P61">class C(A, B):</text:p>
      <text:p text:style-name="P61"><text:s text:c="4"/>pass</text:p>
      <text:p text:style-name="P61"/>
      <text:p text:style-name="P19">Methods</text:p>
      <text:p text:style-name="P61"/>
      <text:p text:style-name="P61">class A:</text:p>
      <text:p text:style-name="P61"><text:s text:c="4"/>def hi(self, name):</text:p>
      <text:p text:style-name="P61"><text:s text:c="8"/>print("hello ", name)</text:p>
      <text:p text:style-name="P61"/>
      <text:p text:style-name="P19">Instance fields</text:p>
      <text:p text:style-name="P19"/>
      <text:p text:style-name="P61">class A:</text:p>
      <text:p text:style-name="P61"><text:s text:c="4"/>def __init__(self, name):</text:p>
      <text:p text:style-name="P61"><text:s text:c="8"/>self.name = name</text:p>
      <text:p text:style-name="P61"/>
      <text:p text:style-name="P61"><text:s text:c="4"/>def hi(self):</text:p>
      <text:p text:style-name="P61"><text:s text:c="8"/>print("hello ", self.name)</text:p>
      <text:p text:style-name="P61"/>
      <text:p text:style-name="P19">Class fields</text:p>
      <text:p text:style-name="P19"/>
      <text:p text:style-name="P61">class A:</text:p>
      <text:p text:style-name="P61"><text:s text:c="4"/>greeting = "hello!"</text:p>
      <text:p text:style-name="P61"/>
      <text:p text:style-name="P61"><text:s text:c="4"/>def hi(self):</text:p>
      <text:p text:style-name="P61"><text:s text:c="8"/>print(greeting)</text:p>
      <text:p text:style-name="P61"/>
      <text:p text:style-name="P20">Call superclass method</text:p>
      <text:p text:style-name="P62"/>
      <text:p text:style-name="P62">class A:</text:p>
      <text:p text:style-name="P62"><text:s text:c="4"/>def hi(self):</text:p>
      <text:p text:style-name="P62"><text:s text:c="8"/>print("hello!")</text:p>
      <text:p text:style-name="P62"/>
      <text:p text:style-name="P62">class B(A):</text:p>
      <text:p text:style-name="P62"><text:s text:c="4"/>def hi(self):</text:p>
      <text:p text:style-name="P62"><text:s text:c="8"/>super().hi()</text:p>
      <text:p text:style-name="P62"/>
      <text:h text:style-name="P76" text:outline-level="1">Special class methods</text:h>
      <text:p text:style-name="P6"/>
      <text:p text:style-name="P63">__init__ -&gt; Initialise a newly constructed class</text:p>
      <text:p text:style-name="P59">__<text:span text:style-name="T20">str__ -&gt; String representation of class. Called from str() function</text:span></text:p>
      <text:p text:style-name="P59">__<text:span text:style-name="T20">len__ -&gt; Length of class. Called from len() function</text:span></text:p>
      <text:p text:style-name="P59">__<text:span text:style-name="T24">del__ -&gt; Called when the object is garbage collected</text:span></text:p>
      <text:p text:style-name="P59"/>
      <text:p text:style-name="P59">__<text:span text:style-name="T20">eq__ -&gt; Override = operator</text:span></text:p>
      <text:p text:style-name="P59">__<text:span text:style-name="T20">ne__ -&gt; Override != operator</text:span></text:p>
      <text:p text:style-name="P59">__<text:span text:style-name="T20">gt__ -&gt; Override &gt; operator</text:span></text:p>
      <text:p text:style-name="P59">__<text:span text:style-name="T20">ge__ -&gt; Override &gt;= operator</text:span></text:p>
      <text:p text:style-name="P59">__<text:span text:style-name="T20">lt__ -&gt; Override &lt; operator</text:span></text:p>
      <text:p text:style-name="P59">__<text:span text:style-name="T20">le__ -&gt; Override &lt;= operator</text:span></text:p>
      <text:p text:style-name="P59"/>
      <text:p text:style-name="P59">__<text:span text:style-name="T23">contains__ -&gt; Override 'in' operator</text:span></text:p>
      <text:p text:style-name="P59"/>
      <text:p text:style-name="P59">__<text:span text:style-name="T20">getitem__ -&gt; Override [] operator. Eg: obj[key]</text:span></text:p>
      <text:p text:style-name="P59">__<text:span text:style-name="T20">setitem__ -&gt; Override [] = operator. Eg: obj[key] = value</text:span></text:p>
      <text:p text:style-name="P59">__<text:span text:style-name="T20">delitem__ -&gt; Override del [] operator. Eg: del obj[key]</text:span></text:p>
      <text:p text:style-name="P59"/>
      <text:p text:style-name="P59">__<text:span text:style-name="T21">iter__ -&gt; Return an iterator for the object</text:span></text:p>
      <text:p text:style-name="P59">__<text:span text:style-name="T21">next__ -&gt; Return the next element in the iteration</text:span></text:p>
      <text:p text:style-name="P59"/>
      <text:p text:style-name="P59">__<text:span text:style-name="T21">enter__ -&gt; Context manager entry method</text:span></text:p>
      <text:p text:style-name="P59">__<text:span text:style-name="T21">exit__ -&gt; Context manager exit method</text:span></text:p>
      <text:p text:style-name="P88"/>
      <text:p text:style-name="P88">__<text:span text:style-name="T22">getattr__ -&gt; Called when a missing attribute is accessed on an object</text:span></text:p>
      <text:p text:style-name="P89">__<text:span text:style-name="T22">setattr__ -&gt; Called when a missing attribute is set on an object</text:span></text:p>
      <text:p text:style-name="P89"/>
      <text:p text:style-name="P89">__<text:span text:style-name="T22">getattribute__ -&gt; Called when any attribute is accessed on an object</text:span></text:p>
      <text:p text:style-name="P64">__<text:span text:style-name="T22">setattribute__ -&gt; Called when any attribute is set on an object</text:span></text:p>
      <text:p text:style-name="P64"/>
      <text:h text:style-name="P77" text:outline-level="1">List Comprehensions</text:h>
      <text:p text:style-name="P79"/>
      <text:p text:style-name="P83">a_list = [x for x in some_list]</text:p>
      <text:p text:style-name="P93"/>
      <text:p text:style-name="P93">a_list = []</text:p>
      <text:p text:style-name="P93">for x in some_list:</text:p>
      <text:p text:style-name="P93"><text:s text:c="4"/>a_list.append(x)</text:p>
      <text:p text:style-name="P93"/>
      <text:p text:style-name="P93"/>
      <text:p text:style-name="P83">a_list = [func(x) for x in some_list]</text:p>
      <text:p text:style-name="P83"><text:span text:style-name="T15"/></text:p>
      <text:p text:style-name="P93">a_list = []</text:p>
      <text:p text:style-name="P93">for x in some_list:</text:p>
      <text:p text:style-name="P93"><text:s text:c="4"/>a_list.append(func(x))</text:p>
      <text:p text:style-name="P93"/>
      <text:p text:style-name="P83">a_list = [func(x) for x in some_list if condition]</text:p>
      <text:p text:style-name="P83"><text:span text:style-name="T15"/></text:p>
      <text:p text:style-name="P93">a_list = []</text:p>
      <text:p text:style-name="P93">for x in some_list:</text:p>
      <text:p text:style-name="P93"><text:s text:c="4"/>if condition:</text:p>
      <text:p text:style-name="P93"><text:s text:c="8"/>a_list.append(func(x))</text:p>
      <text:p text:style-name="P93"/>
      <text:p text:style-name="P83">a_list = [func(x, y) for x in some_list for y in another_list]</text:p>
      <text:p text:style-name="P83"><text:span text:style-name="T15"/></text:p>
      <text:p text:style-name="P93">a_list = []</text:p>
      <text:p text:style-name="P93">for y in another_list:</text:p>
      <text:p text:style-name="P93"><text:s text:c="4"/>for x in some_list:</text:p>
      <text:p text:style-name="P93"><text:s text:c="8"/>a_list.append(func(x, y))</text:p>
      <text:p text:style-name="P93"/>
      <text:p text:style-name="P83">a_list = [[func(x, y) for x in some_list] for y in another_list]</text:p>
      <text:p text:style-name="P83"><text:span text:style-name="T15"/></text:p>
      <text:p text:style-name="P93">a_list = []</text:p>
      <text:p text:style-name="P93">for y in another_list:</text:p>
      <text:p text:style-name="P93"><text:s text:c="4"/>temp_list = []</text:p>
      <text:p text:style-name="P93"><text:s text:c="4"/>for x in some_list:</text:p>
      <text:p text:style-name="P93"><text:s text:c="8"/>temp_list.append(func(x, y))</text:p>
      <text:p text:style-name="P93"><text:s text:c="4"/>a_list.append(temp_list)</text:p>
      <text:p text:style-name="P93"/>
      <text:p text:style-name="P83"><text:span text:style-name="T15">The above list comprehension allows quickly creating 2-D nested list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monospace" svg:font-family="monospace, sans-serif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29M3S</meta:editing-duration>
    <meta:editing-cycles>41</meta:editing-cycles>
    <meta:generator>LibreOffice/4.4.0.3$Windows_x86 LibreOffice_project/de093506bcdc5fafd9023ee680b8c60e3e0645d7</meta:generator>
    <dc:date>2015-08-10T02:32:17.401000000</dc:date>
    <meta:document-statistic meta:table-count="1" meta:image-count="0" meta:object-count="0" meta:page-count="12" meta:paragraph-count="446" meta:word-count="1468" meta:character-count="9220" meta:non-whitespace-character-count="7859"/>
    <meta:user-defined meta:name="Info 1"/>
    <meta:user-defined meta:name="Info 2"/>
    <meta:user-defined meta:name="Info 3"/>
    <meta:user-defined meta:name="Info 4"/>
  </office:meta>
</office:document-meta>
</file>